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26a5e6" officeooo:paragraph-rsid="001c2d27"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26a5e6" officeooo:paragraph-rsid="016b6583"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1c2d27" officeooo:paragraph-rsid="0021f960" fo:background-color="#ffff0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3e629c" officeooo:paragraph-rsid="015152a3" fo:background-color="transparent"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4fb325" officeooo:paragraph-rsid="0050302c" fo:background-color="#ffff00"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6572e3" officeooo:paragraph-rsid="006572e3" fo:background-color="#ffff00"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2"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28"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4" style:family="paragraph" style:parent-style-name="Standard">
      <style:text-properties fo:font-size="12pt" fo:font-weight="normal" officeooo:rsid="00141b45" officeooo:paragraph-rsid="0037155c" style:font-size-asian="10.5pt" style:font-weight-asian="normal" style:font-size-complex="12pt" style:font-weight-complex="normal"/>
    </style:style>
    <style:style style:name="P135" style:family="paragraph" style:parent-style-name="Standard">
      <style:text-properties fo:font-size="12pt" fo:font-weight="normal" officeooo:rsid="0077024f" officeooo:paragraph-rsid="0077024f" style:font-size-asian="10.5pt" style:font-weight-asian="normal" style:font-size-complex="12pt" style:font-weight-complex="normal"/>
    </style:style>
    <style:style style:name="P136"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37"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38" style:family="paragraph" style:parent-style-name="Standard">
      <style:text-properties fo:font-size="12pt" fo:font-style="italic" style:text-underline-style="none" fo:font-weight="bold" officeooo:rsid="00342241" officeooo:paragraph-rsid="0037155c" style:font-size-asian="10.5pt" style:font-style-asian="italic" style:font-weight-asian="bold" style:font-size-complex="12pt" style:font-style-complex="italic" style:font-weight-complex="bold"/>
    </style:style>
    <style:style style:name="P139"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0"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1"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none" fo:font-weight="bold" officeooo:rsid="010afad9" officeooo:paragraph-rsid="0114ae2e"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solid" style:text-underline-width="auto" style:text-underline-color="font-color" fo:font-weight="bold" officeooo:rsid="0026a5e6" officeooo:paragraph-rsid="0026b386"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26a5e6" officeooo:paragraph-rsid="0111542b"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style:text-underline-style="none" fo:font-weight="normal" officeooo:rsid="0026a5e6" officeooo:paragraph-rsid="0026b386"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font-style="normal" style:text-underline-style="none" fo:font-weight="normal" officeooo:rsid="0026a5e6" officeooo:paragraph-rsid="010ea4bc"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style:text-underline-style="none" fo:font-weight="normal" officeooo:rsid="0026a5e6" officeooo:paragraph-rsid="0114ae2e"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16b6583" officeooo:paragraph-rsid="016b6583"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82"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183" style:family="paragraph" style:parent-style-name="Standard">
      <style:text-properties fo:font-size="12pt" fo:font-style="normal" style:text-underline-style="solid" style:text-underline-width="auto" style:text-underline-color="font-color" fo:font-weight="bold" officeooo:rsid="003e629c" officeooo:paragraph-rsid="003e629c" style:font-size-asian="10.5pt" style:font-style-asian="normal" style:font-weight-asian="bold" style:font-size-complex="12pt" style:font-style-complex="normal" style:font-weight-complex="bold"/>
    </style:style>
    <style:style style:name="P184" style:family="paragraph" style:parent-style-name="Standard">
      <style:text-properties fo:font-size="12pt" fo:font-style="normal" style:text-underline-style="solid" style:text-underline-width="auto" style:text-underline-color="font-color" fo:font-weight="bold" officeooo:rsid="003e629c" officeooo:paragraph-rsid="003fe9db" style:font-size-asian="10.5pt" style:font-style-asian="normal" style:font-weight-asian="bold" style:font-size-complex="12pt" style:font-style-complex="normal" style:font-weight-complex="bold"/>
    </style:style>
    <style:style style:name="P185" style:family="paragraph" style:parent-style-name="Standard">
      <style:text-properties fo:font-size="12pt" fo:font-style="normal" style:text-underline-style="solid" style:text-underline-width="auto" style:text-underline-color="font-color" fo:font-weight="bold" officeooo:rsid="003e629c" officeooo:paragraph-rsid="0045fa3c" style:font-size-asian="10.5pt" style:font-style-asian="normal" style:font-weight-asian="bold" style:font-size-complex="12pt" style:font-style-complex="normal" style:font-weight-complex="bold"/>
    </style:style>
    <style:style style:name="P186"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87"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188"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189"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190" style:family="paragraph" style:parent-style-name="Standard">
      <style:text-properties style:text-position="0% 100%"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91" style:family="paragraph" style:parent-style-name="Standard">
      <style:text-properties style:text-position="0% 100%" fo:font-size="12pt" fo:font-style="normal" style:text-underline-style="none" fo:font-weight="normal" officeooo:rsid="0026a5e6" officeooo:paragraph-rsid="01249387" style:font-size-asian="10.5pt" style:font-style-asian="normal" style:font-weight-asian="normal" style:font-size-complex="12pt" style:font-style-complex="normal" style:font-weight-complex="normal"/>
    </style:style>
    <style:style style:name="P192" style:family="paragraph" style:parent-style-name="Standard">
      <style:text-properties style:text-position="0% 100%"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93"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94"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195"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196"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197"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198"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199"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00"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01"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02" style:family="paragraph" style:parent-style-name="Standard">
      <style:text-properties style:text-position="0% 100%" fo:font-size="12pt" style:text-underline-style="none" fo:font-weight="normal" officeooo:rsid="0050302c" officeooo:paragraph-rsid="0050302c" style:font-size-asian="10.5pt" style:font-weight-asian="normal" style:font-size-complex="12pt" style:font-weight-complex="normal"/>
    </style:style>
    <style:style style:name="P203"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04"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05"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06"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07" style:family="paragraph" style:parent-style-name="Standard">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08"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09" style:family="paragraph" style:parent-style-name="Standard">
      <style:text-properties fo:color="#0047ff" fo:font-size="12pt" fo:font-style="italic" style:text-underline-style="none" fo:font-weight="normal" officeooo:rsid="00bac694" officeooo:paragraph-rsid="00bac694" style:font-size-asian="10.5pt" style:font-style-asian="italic" style:font-weight-asian="normal" style:font-size-complex="12pt" style:font-style-complex="italic" style:font-weight-complex="normal"/>
    </style:style>
    <style:style style:name="P210"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11"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212"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13"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14"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15" style:family="paragraph" style:parent-style-name="Standard" style:list-style-name="L1">
      <style:text-properties officeooo:paragraph-rsid="0068258c"/>
    </style:style>
    <style:style style:name="P216"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17"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18"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19"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20"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21"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22"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223"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224"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25"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26"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227"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228"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229"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30" style:family="paragraph" style:parent-style-name="Standard">
      <style:text-properties fo:font-size="12pt" style:text-underline-style="solid" style:text-underline-width="auto" style:text-underline-color="font-color" fo:font-weight="bold" officeooo:rsid="00342241" officeooo:paragraph-rsid="01969749" style:font-size-asian="10.5pt" style:font-weight-asian="bold" style:font-size-complex="12pt" style:font-weight-complex="bold"/>
    </style:style>
    <style:style style:name="P231" style:family="paragraph" style:parent-style-name="Standard">
      <style:text-properties fo:font-size="12pt" fo:font-style="italic" style:text-underline-style="none" fo:font-weight="bold" officeooo:rsid="00342241" officeooo:paragraph-rsid="01969749" style:font-size-asian="10.5pt" style:font-style-asian="italic" style:font-weight-asian="bold" style:font-size-complex="12pt" style:font-style-complex="italic" style:font-weight-complex="bold"/>
    </style:style>
    <style:style style:name="P232" style:family="paragraph" style:parent-style-name="Standard" style:list-style-name="L3">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33"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34"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35"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056265d" fo:background-color="transparent" loext:char-shading-value="0" style:font-weight-asian="normal" style:font-weight-complex="normal"/>
    </style:style>
    <style:style style:name="T11" style:family="text">
      <style:text-properties fo:font-weight="normal" officeooo:rsid="013819a1" fo:background-color="transparent" loext:char-shading-value="0"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4c642" style:font-weight-asian="normal" style:font-weight-complex="normal"/>
    </style:style>
    <style:style style:name="T15" style:family="text">
      <style:text-properties style:text-underline-style="none" fo:font-weight="normal" officeooo:rsid="00168aad" style:font-weight-asian="normal" style:font-weight-complex="normal"/>
    </style:style>
    <style:style style:name="T16" style:family="text">
      <style:text-properties style:text-underline-style="none" fo:font-weight="normal" officeooo:rsid="00186f54" style:font-weight-asian="normal" style:font-weight-complex="normal"/>
    </style:style>
    <style:style style:name="T17" style:family="text">
      <style:text-properties style:text-underline-style="none" fo:font-weight="normal" officeooo:rsid="001dce3b" style:font-weight-asian="normal" style:font-weight-complex="normal"/>
    </style:style>
    <style:style style:name="T18" style:family="text">
      <style:text-properties style:text-underline-style="none" fo:font-weight="normal" officeooo:rsid="001dfdfa" style:font-weight-asian="normal" style:font-weight-complex="normal"/>
    </style:style>
    <style:style style:name="T19" style:family="text">
      <style:text-properties style:text-underline-style="none" fo:font-weight="normal" officeooo:rsid="001fbda6" style:font-weight-asian="normal" style:font-weight-complex="normal"/>
    </style:style>
    <style:style style:name="T20" style:family="text">
      <style:text-properties style:text-underline-style="none" fo:font-weight="normal" officeooo:rsid="0020d68c" style:font-weight-asian="normal" style:font-weight-complex="normal"/>
    </style:style>
    <style:style style:name="T21" style:family="text">
      <style:text-properties style:text-underline-style="none" fo:font-weight="normal" officeooo:rsid="0021f960" style:font-weight-asian="normal" style:font-weight-complex="normal"/>
    </style:style>
    <style:style style:name="T22" style:family="text">
      <style:text-properties style:text-underline-style="none" fo:font-weight="normal" officeooo:rsid="002b89bc" style:font-weight-asian="normal" style:font-weight-complex="normal"/>
    </style:style>
    <style:style style:name="T23" style:family="text">
      <style:text-properties style:text-underline-style="none" fo:font-weight="normal" officeooo:rsid="003029c2" style:font-weight-asian="normal" style:font-weight-complex="normal"/>
    </style:style>
    <style:style style:name="T24" style:family="text">
      <style:text-properties style:text-underline-style="none" fo:font-weight="normal" officeooo:rsid="00361b9d" style:font-weight-asian="normal" style:font-weight-complex="normal"/>
    </style:style>
    <style:style style:name="T25" style:family="text">
      <style:text-properties style:text-underline-style="none" fo:font-weight="normal" officeooo:rsid="0046f5ed" style:font-weight-asian="normal" style:font-weight-complex="normal"/>
    </style:style>
    <style:style style:name="T26" style:family="text">
      <style:text-properties style:text-underline-style="none" fo:font-weight="normal" officeooo:rsid="0048b66c" style:font-weight-asian="normal" style:font-weight-complex="normal"/>
    </style:style>
    <style:style style:name="T27" style:family="text">
      <style:text-properties style:text-underline-style="none" fo:font-weight="normal" officeooo:rsid="0049ed8d" style:font-weight-asian="normal" style:font-weight-complex="normal"/>
    </style:style>
    <style:style style:name="T28" style:family="text">
      <style:text-properties style:text-underline-style="none" fo:font-weight="normal" officeooo:rsid="004ba038" style:font-weight-asian="normal" style:font-weight-complex="normal"/>
    </style:style>
    <style:style style:name="T29" style:family="text">
      <style:text-properties style:text-underline-style="none" fo:font-weight="normal" officeooo:rsid="004fb325" style:font-weight-asian="normal" style:font-weight-complex="normal"/>
    </style:style>
    <style:style style:name="T30" style:family="text">
      <style:text-properties style:text-underline-style="none" fo:font-weight="normal" officeooo:rsid="0050302c" style:font-weight-asian="normal" style:font-weight-complex="normal"/>
    </style:style>
    <style:style style:name="T31" style:family="text">
      <style:text-properties style:text-underline-style="none" fo:font-weight="normal" officeooo:rsid="0050ec08" style:font-weight-asian="normal" style:font-weight-complex="normal"/>
    </style:style>
    <style:style style:name="T32" style:family="text">
      <style:text-properties style:text-underline-style="none" fo:font-weight="normal" officeooo:rsid="00584434" style:font-weight-asian="normal" style:font-weight-complex="normal"/>
    </style:style>
    <style:style style:name="T33" style:family="text">
      <style:text-properties style:text-underline-style="none" fo:font-weight="normal" officeooo:rsid="005d6d9d" style:font-weight-asian="normal" style:font-weight-complex="normal"/>
    </style:style>
    <style:style style:name="T34" style:family="text">
      <style:text-properties style:text-underline-style="none" fo:font-weight="normal" officeooo:rsid="005aaa57" style:font-weight-asian="normal" style:font-weight-complex="normal"/>
    </style:style>
    <style:style style:name="T35" style:family="text">
      <style:text-properties style:text-underline-style="none" fo:font-weight="normal" officeooo:rsid="007084ff" style:font-weight-asian="normal" style:font-weight-complex="normal"/>
    </style:style>
    <style:style style:name="T36" style:family="text">
      <style:text-properties style:text-underline-style="none" fo:font-weight="normal" officeooo:rsid="0072fd8b" style:font-weight-asian="normal" style:font-weight-complex="normal"/>
    </style:style>
    <style:style style:name="T37" style:family="text">
      <style:text-properties style:text-underline-style="none" fo:font-weight="normal" officeooo:rsid="007f4c14" style:font-weight-asian="normal" style:font-weight-complex="normal"/>
    </style:style>
    <style:style style:name="T38" style:family="text">
      <style:text-properties style:text-underline-style="none" fo:font-weight="normal" officeooo:rsid="00a607a1" style:font-weight-asian="normal" style:font-weight-complex="normal"/>
    </style:style>
    <style:style style:name="T39" style:family="text">
      <style:text-properties style:text-underline-style="none" fo:font-weight="normal" officeooo:rsid="00a7ebf5" style:font-weight-asian="normal" style:font-weight-complex="normal"/>
    </style:style>
    <style:style style:name="T40" style:family="text">
      <style:text-properties style:text-underline-style="none" fo:font-weight="normal" officeooo:rsid="00a9700c" style:font-weight-asian="normal" style:font-weight-complex="normal"/>
    </style:style>
    <style:style style:name="T41" style:family="text">
      <style:text-properties style:text-underline-style="none" fo:font-weight="normal" officeooo:rsid="00b41415" style:font-weight-asian="normal" style:font-weight-complex="normal"/>
    </style:style>
    <style:style style:name="T42" style:family="text">
      <style:text-properties style:text-underline-style="none" fo:font-weight="normal" officeooo:rsid="00bc3e7c" style:font-weight-asian="normal" style:font-weight-complex="normal"/>
    </style:style>
    <style:style style:name="T43" style:family="text">
      <style:text-properties style:text-underline-style="none" fo:font-weight="normal" officeooo:rsid="00bc4b42" style:font-weight-asian="normal" style:font-weight-complex="normal"/>
    </style:style>
    <style:style style:name="T44" style:family="text">
      <style:text-properties style:text-underline-style="none" fo:font-weight="normal" officeooo:rsid="00be7c86" style:font-weight-asian="normal" style:font-weight-complex="normal"/>
    </style:style>
    <style:style style:name="T45" style:family="text">
      <style:text-properties style:text-underline-style="none" fo:font-weight="normal" officeooo:rsid="00d44022" style:font-weight-asian="normal" style:font-weight-complex="normal"/>
    </style:style>
    <style:style style:name="T46" style:family="text">
      <style:text-properties style:text-underline-style="none" fo:font-weight="normal" officeooo:rsid="00e574c3" style:font-weight-asian="normal" style:font-weight-complex="normal"/>
    </style:style>
    <style:style style:name="T47" style:family="text">
      <style:text-properties style:text-underline-style="none" fo:font-weight="normal" officeooo:rsid="00e8694d" style:font-weight-asian="normal" style:font-weight-complex="normal"/>
    </style:style>
    <style:style style:name="T48" style:family="text">
      <style:text-properties style:text-underline-style="none" fo:font-weight="normal" officeooo:rsid="00ea1606" style:font-weight-asian="normal" style:font-weight-complex="normal"/>
    </style:style>
    <style:style style:name="T49" style:family="text">
      <style:text-properties style:text-underline-style="none" fo:font-weight="normal" officeooo:rsid="012b3d5a" style:font-weight-asian="normal" style:font-weight-complex="normal"/>
    </style:style>
    <style:style style:name="T50" style:family="text">
      <style:text-properties style:text-underline-style="none" fo:font-weight="normal" officeooo:rsid="014098f7" style:font-weight-asian="normal" style:font-weight-complex="normal"/>
    </style:style>
    <style:style style:name="T51" style:family="text">
      <style:text-properties style:text-underline-style="none" fo:font-weight="normal" officeooo:rsid="017896e0" style:font-weight-asian="normal" style:font-weight-complex="normal"/>
    </style:style>
    <style:style style:name="T52" style:family="text">
      <style:text-properties style:text-underline-style="none" fo:font-weight="normal" officeooo:rsid="017edc31" style:font-weight-asian="normal" style:font-weight-complex="normal"/>
    </style:style>
    <style:style style:name="T53" style:family="text">
      <style:text-properties style:text-underline-style="none" officeooo:rsid="0014c642"/>
    </style:style>
    <style:style style:name="T54" style:family="text">
      <style:text-properties style:text-underline-style="none" officeooo:rsid="0046f5ed"/>
    </style:style>
    <style:style style:name="T55" style:family="text">
      <style:text-properties style:text-underline-style="none" officeooo:rsid="0075e7ef"/>
    </style:style>
    <style:style style:name="T56" style:family="text">
      <style:text-properties style:text-underline-style="none" officeooo:rsid="0195103d"/>
    </style:style>
    <style:style style:name="T57" style:family="text">
      <style:text-properties officeooo:rsid="0014c642"/>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86fd5e"/>
    </style:style>
    <style:style style:name="T60" style:family="text">
      <style:text-properties fo:font-style="italic" style:text-underline-style="none" style:font-style-asian="italic" style:font-style-complex="italic"/>
    </style:style>
    <style:style style:name="T61" style:family="text">
      <style:text-properties fo:font-style="italic" style:text-underline-style="none" officeooo:rsid="00b2590a" style:font-style-asian="italic" style:font-style-complex="italic"/>
    </style:style>
    <style:style style:name="T62" style:family="text">
      <style:text-properties fo:font-style="italic" style:text-underline-style="none" officeooo:rsid="017241fa"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officeooo:rsid="004d3064" style:font-style-asian="italic" style:font-style-complex="italic"/>
    </style:style>
    <style:style style:name="T65" style:family="text">
      <style:text-properties fo:font-style="italic" officeooo:rsid="0050302c" style:font-style-asian="italic" style:font-style-complex="italic"/>
    </style:style>
    <style:style style:name="T6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fo:font-style="italic" style:text-underline-style="solid" style:text-underline-width="auto" style:text-underline-color="font-color" officeooo:rsid="018a3891" style:font-style-asian="italic" style:font-style-complex="italic"/>
    </style:style>
    <style:style style:name="T70" style:family="text">
      <style:text-properties fo:font-style="italic" style:text-underline-style="solid" style:text-underline-width="auto" style:text-underline-color="font-color" officeooo:rsid="018b7ed0" style:font-style-asian="italic" style:font-style-complex="italic"/>
    </style:style>
    <style:style style:name="T71" style:family="text">
      <style:text-properties fo:font-style="italic" style:text-underline-style="solid" style:text-underline-width="auto" style:text-underline-color="font-color" officeooo:rsid="018d06c1" style:font-style-asian="italic" style:font-style-complex="italic"/>
    </style:style>
    <style:style style:name="T72" style:family="text">
      <style:text-properties fo:font-style="normal" style:text-underline-style="none" fo:font-weight="normal" style:font-style-asian="normal" style:font-weight-asian="normal" style:font-style-complex="normal" style:font-weight-complex="normal"/>
    </style:style>
    <style:style style:name="T73" style:family="text">
      <style:text-properties fo:font-style="normal" style:text-underline-style="none" fo:font-weight="normal" officeooo:rsid="0048b66c" style:font-style-asian="normal" style:font-weight-asian="normal" style:font-style-complex="normal" style:font-weight-complex="normal"/>
    </style:style>
    <style:style style:name="T74" style:family="text">
      <style:text-properties fo:font-style="normal" style:text-underline-style="none" fo:font-weight="normal" officeooo:rsid="0050302c" style:font-style-asian="normal" style:font-weight-asian="normal" style:font-style-complex="normal" style:font-weight-complex="normal"/>
    </style:style>
    <style:style style:name="T75" style:family="text">
      <style:text-properties fo:font-style="normal" style:text-underline-style="none" fo:font-weight="normal" officeooo:rsid="00caed7f" style:font-style-asian="normal" style:font-weight-asian="normal" style:font-style-complex="normal" style:font-weight-complex="normal"/>
    </style:style>
    <style:style style:name="T76" style:family="text">
      <style:text-properties fo:font-style="normal" style:text-underline-style="none" fo:font-weight="normal" officeooo:rsid="017131f5"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75e7ef" style:font-style-asian="normal" style:font-style-complex="normal"/>
    </style:style>
    <style:style style:name="T79" style:family="text">
      <style:text-properties fo:font-style="normal" style:text-underline-style="none" officeooo:rsid="0193296d" style:font-style-asian="normal" style:font-style-complex="normal"/>
    </style:style>
    <style:style style:name="T80" style:family="text">
      <style:text-properties fo:font-style="normal" style:font-style-asian="normal" style:font-style-complex="normal"/>
    </style:style>
    <style:style style:name="T81" style:family="text">
      <style:text-properties fo:font-style="normal" officeooo:rsid="003d34bc" style:font-style-asian="normal" style:font-style-complex="normal"/>
    </style:style>
    <style:style style:name="T82" style:family="text">
      <style:text-properties fo:font-style="normal" officeooo:rsid="0014c642" style:font-style-asian="normal" style:font-style-complex="normal"/>
    </style:style>
    <style:style style:name="T83" style:family="text">
      <style:text-properties fo:font-style="normal" officeooo:rsid="003fe9db" style:font-style-asian="normal" style:font-style-complex="normal"/>
    </style:style>
    <style:style style:name="T84" style:family="text">
      <style:text-properties fo:font-style="normal" officeooo:rsid="00643cd6" style:font-style-asian="normal" style:font-style-complex="normal"/>
    </style:style>
    <style:style style:name="T85" style:family="text">
      <style:text-properties fo:font-style="normal" officeooo:rsid="006572e3" style:font-style-asian="normal" style:font-style-complex="normal"/>
    </style:style>
    <style:style style:name="T86" style:family="text">
      <style:text-properties fo:font-style="normal" officeooo:rsid="009cc676" style:font-style-asian="normal" style:font-style-complex="normal"/>
    </style:style>
    <style:style style:name="T87" style:family="text">
      <style:text-properties fo:font-style="normal" officeooo:rsid="009d5ec8" style:font-style-asian="normal" style:font-style-complex="normal"/>
    </style:style>
    <style:style style:name="T88" style:family="text">
      <style:text-properties fo:font-style="normal" officeooo:rsid="00e3f00f" style:font-style-asian="normal" style:font-style-complex="normal"/>
    </style:style>
    <style:style style:name="T89" style:family="text">
      <style:text-properties fo:font-style="normal" officeooo:rsid="017ce791" style:font-style-asian="normal" style:font-style-complex="normal"/>
    </style:style>
    <style:style style:name="T90" style:family="text">
      <style:text-properties fo:font-style="normal" officeooo:rsid="017efae2" style:font-style-asian="normal" style:font-style-complex="normal"/>
    </style:style>
    <style:style style:name="T91" style:family="text">
      <style:text-properties fo:font-style="normal" officeooo:rsid="018022de" style:font-style-asian="normal" style:font-style-complex="normal"/>
    </style:style>
    <style:style style:name="T92" style:family="text">
      <style:text-properties fo:font-style="normal" officeooo:rsid="0180732d" style:font-style-asian="normal" style:font-style-complex="normal"/>
    </style:style>
    <style:style style:name="T93" style:family="text">
      <style:text-properties fo:font-style="normal" officeooo:rsid="019702ac"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050ec08" style:font-style-asian="normal" style:font-weight-asian="bold" style:font-style-complex="normal" style:font-weight-complex="bold"/>
    </style:style>
    <style:style style:name="T96" style:family="text">
      <style:text-properties fo:font-style="normal" fo:font-weight="bold" officeooo:rsid="00f4a685" style:font-style-asian="normal" style:font-weight-asian="bold" style:font-style-complex="normal" style:font-weight-complex="bold"/>
    </style:style>
    <style:style style:name="T97" style:family="text">
      <style:text-properties fo:font-style="normal" fo:font-weight="bold" officeooo:rsid="017efae2" style:font-style-asian="normal" style:font-weight-asian="bold" style:font-style-complex="normal" style:font-weight-complex="bold"/>
    </style:style>
    <style:style style:name="T98" style:family="text">
      <style:text-properties fo:font-style="normal" fo:font-weight="bold" officeooo:rsid="018022de" style:font-style-asian="normal" style:font-weight-asian="bold" style:font-style-complex="normal"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6f7ed1" style:font-style-asian="normal" style:font-weight-asian="normal" style:font-style-complex="normal" style:font-weight-complex="normal"/>
    </style:style>
    <style:style style:name="T101" style:family="text">
      <style:text-properties fo:font-style="normal" fo:font-weight="normal" officeooo:rsid="0112bddd" style:font-style-asian="normal" style:font-weight-asian="normal" style:font-style-complex="normal" style:font-weight-complex="normal"/>
    </style:style>
    <style:style style:name="T102" style:family="text">
      <style:text-properties fo:font-style="normal" fo:font-weight="normal" officeooo:rsid="011445d0" style:font-style-asian="normal" style:font-weight-asian="normal" style:font-style-complex="normal" style:font-weight-complex="normal"/>
    </style:style>
    <style:style style:name="T103" style:family="text">
      <style:text-properties fo:font-style="normal" fo:font-weight="normal" officeooo:rsid="0114ae2e" style:font-style-asian="normal" style:font-weight-asian="normal" style:font-style-complex="normal" style:font-weight-complex="normal"/>
    </style:style>
    <style:style style:name="T104" style:family="text">
      <style:text-properties fo:font-style="normal" fo:font-weight="normal" officeooo:rsid="01664fed" style:font-style-asian="normal" style:font-weight-asian="normal" style:font-style-complex="normal" style:font-weight-complex="normal"/>
    </style:style>
    <style:style style:name="T105" style:family="text">
      <style:text-properties fo:font-style="normal" fo:font-weight="normal" officeooo:rsid="01751cb0" style:font-style-asian="normal" style:font-weight-asian="normal" style:font-style-complex="normal" style:font-weight-complex="normal"/>
    </style:style>
    <style:style style:name="T106" style:family="text">
      <style:text-properties fo:font-style="normal" fo:font-weight="normal" officeooo:rsid="01763336" style:font-style-asian="normal" style:font-weight-asian="normal" style:font-style-complex="normal" style:font-weight-complex="normal"/>
    </style:style>
    <style:style style:name="T107" style:family="text">
      <style:text-properties fo:font-style="normal" fo:font-weight="normal" officeooo:rsid="01777c0a" style:font-style-asian="normal" style:font-weight-asian="normal" style:font-style-complex="normal" style:font-weight-complex="normal"/>
    </style:style>
    <style:style style:name="T108" style:family="text">
      <style:text-properties fo:font-style="normal" fo:font-weight="normal" officeooo:rsid="01852769" style:font-style-asian="normal" style:font-weight-asian="normal" style:font-style-complex="normal" style:font-weight-complex="normal"/>
    </style:style>
    <style:style style:name="T109" style:family="text">
      <style:text-properties fo:color="#ff0000" fo:font-weight="bold" style:font-weight-asian="bold" style:font-weight-complex="bold"/>
    </style:style>
    <style:style style:name="T110" style:family="text">
      <style:text-properties fo:color="#ff0000" fo:font-weight="bold" officeooo:rsid="00ad91ac" style:font-weight-asian="bold" style:font-weight-complex="bold"/>
    </style:style>
    <style:style style:name="T111" style:family="text">
      <style:text-properties fo:color="#0047ff" fo:font-weight="bold" style:font-weight-asian="bold" style:font-weight-complex="bold"/>
    </style:style>
    <style:style style:name="T112" style:family="text">
      <style:text-properties fo:color="#0047ff" fo:font-weight="bold" officeooo:rsid="003fe9db" style:font-weight-asian="bold" style:font-weight-complex="bold"/>
    </style:style>
    <style:style style:name="T113" style:family="text">
      <style:text-properties fo:color="#0047ff" fo:font-weight="bold" officeooo:rsid="017ce791" style:font-weight-asian="bold" style:font-weight-complex="bold"/>
    </style:style>
    <style:style style:name="T114" style:family="text">
      <style:text-properties fo:color="#008000" fo:font-weight="bold" style:font-weight-asian="bold" style:font-weight-complex="bold"/>
    </style:style>
    <style:style style:name="T115" style:family="text">
      <style:text-properties fo:color="#008000" fo:font-weight="bold" officeooo:rsid="003fe9db" style:font-weight-asian="bold" style:font-weight-complex="bold"/>
    </style:style>
    <style:style style:name="T116" style:family="text">
      <style:text-properties officeooo:rsid="0021f960"/>
    </style:style>
    <style:style style:name="T117" style:family="text">
      <style:text-properties style:text-position="super 58%"/>
    </style:style>
    <style:style style:name="T118" style:family="text">
      <style:text-properties style:text-position="super 58%" style:text-underline-style="none" fo:font-weight="normal" officeooo:rsid="0046f5ed" style:font-weight-asian="normal" style:font-weight-complex="normal"/>
    </style:style>
    <style:style style:name="T119" style:family="text">
      <style:text-properties style:text-position="super 58%" style:text-underline-style="none" fo:font-weight="normal" officeooo:rsid="00584434" style:font-weight-asian="normal" style:font-weight-complex="normal"/>
    </style:style>
    <style:style style:name="T120" style:family="text">
      <style:text-properties style:text-position="super 58%" officeooo:rsid="0021f960"/>
    </style:style>
    <style:style style:name="T121" style:family="text">
      <style:text-properties style:text-position="super 58%" officeooo:rsid="004fb325"/>
    </style:style>
    <style:style style:name="T122" style:family="text">
      <style:text-properties style:text-position="super 58%" officeooo:rsid="0050302c"/>
    </style:style>
    <style:style style:name="T123"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24" style:family="text">
      <style:text-properties style:text-position="super 58%" officeooo:rsid="0075e7ef"/>
    </style:style>
    <style:style style:name="T125" style:family="text">
      <style:text-properties style:text-position="super 58%" officeooo:rsid="00f10429"/>
    </style:style>
    <style:style style:name="T126" style:family="text">
      <style:text-properties fo:font-size="24pt" style:font-size-asian="24pt" style:font-size-complex="24pt"/>
    </style:style>
    <style:style style:name="T127" style:family="text">
      <style:text-properties fo:font-size="24pt" officeooo:rsid="00141b45" style:font-size-asian="24pt" style:font-size-complex="24pt"/>
    </style:style>
    <style:style style:name="T128" style:family="text">
      <style:text-properties fo:font-size="24pt" officeooo:rsid="0063e8b3" style:font-size-asian="24pt" style:font-size-complex="24pt"/>
    </style:style>
    <style:style style:name="T129" style:family="text">
      <style:text-properties officeooo:rsid="0026a5e6"/>
    </style:style>
    <style:style style:name="T130" style:family="text">
      <style:text-properties style:text-position="0% 100%"/>
    </style:style>
    <style:style style:name="T131" style:family="text">
      <style:text-properties style:text-position="0% 100%" officeooo:rsid="003b6535"/>
    </style:style>
    <style:style style:name="T132" style:family="text">
      <style:text-properties style:text-position="0% 100%" officeooo:rsid="003d34bc"/>
    </style:style>
    <style:style style:name="T133" style:family="text">
      <style:text-properties style:text-position="0% 100%" officeooo:rsid="0043dd2b"/>
    </style:style>
    <style:style style:name="T134" style:family="text">
      <style:text-properties style:text-position="0% 100%" style:text-underline-style="none" fo:font-weight="normal" officeooo:rsid="0046f5ed" style:font-weight-asian="normal" style:font-weight-complex="normal"/>
    </style:style>
    <style:style style:name="T135" style:family="text">
      <style:text-properties style:text-position="0% 100%" style:text-underline-style="none" fo:font-weight="normal" officeooo:rsid="0049ed8d" style:font-weight-asian="normal" style:font-weight-complex="normal"/>
    </style:style>
    <style:style style:name="T136" style:family="text">
      <style:text-properties style:text-position="0% 100%" style:text-underline-style="none" fo:font-weight="normal" officeooo:rsid="001dce3b" style:font-weight-asian="normal" style:font-weight-complex="normal"/>
    </style:style>
    <style:style style:name="T137" style:family="text">
      <style:text-properties style:text-position="0% 100%" style:text-underline-style="none" fo:font-weight="normal" officeooo:rsid="00584434" style:font-weight-asian="normal" style:font-weight-complex="normal"/>
    </style:style>
    <style:style style:name="T138" style:family="text">
      <style:text-properties style:text-position="0% 100%" style:text-underline-style="none" fo:font-weight="normal" officeooo:rsid="00be7c86" style:font-weight-asian="normal" style:font-weight-complex="normal"/>
    </style:style>
    <style:style style:name="T139" style:family="text">
      <style:text-properties style:text-position="0% 100%" style:text-underline-style="none" fo:font-weight="normal" officeooo:rsid="00e8694d" style:font-weight-asian="normal" style:font-weight-complex="normal"/>
    </style:style>
    <style:style style:name="T140" style:family="text">
      <style:text-properties style:text-position="0% 100%" style:text-underline-style="none" fo:font-weight="normal" officeooo:rsid="0197700b" style:font-weight-asian="normal" style:font-weight-complex="normal"/>
    </style:style>
    <style:style style:name="T141" style:family="text">
      <style:text-properties style:text-position="0% 100%" fo:background-color="#ffff00" loext:char-shading-value="0"/>
    </style:style>
    <style:style style:name="T142" style:family="text">
      <style:text-properties style:text-position="0% 100%" officeooo:rsid="0050302c" fo:background-color="#ffff00" loext:char-shading-value="0"/>
    </style:style>
    <style:style style:name="T143" style:family="text">
      <style:text-properties style:text-position="0% 100%" officeooo:rsid="004fb325"/>
    </style:style>
    <style:style style:name="T144" style:family="text">
      <style:text-properties style:text-position="0% 100%" officeooo:rsid="0050302c"/>
    </style:style>
    <style:style style:name="T145" style:family="text">
      <style:text-properties style:text-position="0% 100%" officeooo:rsid="0055203b"/>
    </style:style>
    <style:style style:name="T146" style:family="text">
      <style:text-properties style:text-position="0% 100%" officeooo:rsid="0056265d"/>
    </style:style>
    <style:style style:name="T147" style:family="text">
      <style:text-properties style:text-position="0% 100%" officeooo:rsid="00642aa9"/>
    </style:style>
    <style:style style:name="T148" style:family="text">
      <style:text-properties style:text-position="0% 100%" officeooo:rsid="00688094"/>
    </style:style>
    <style:style style:name="T149" style:family="text">
      <style:text-properties style:text-position="0% 100%" officeooo:rsid="006e2074"/>
    </style:style>
    <style:style style:name="T150" style:family="text">
      <style:text-properties style:text-position="0% 100%" officeooo:rsid="007fb206"/>
    </style:style>
    <style:style style:name="T151" style:family="text">
      <style:text-properties style:text-position="0% 100%" officeooo:rsid="007fb290"/>
    </style:style>
    <style:style style:name="T152" style:family="text">
      <style:text-properties style:text-position="0% 100%" officeooo:rsid="0088bfb8"/>
    </style:style>
    <style:style style:name="T153" style:family="text">
      <style:text-properties style:text-position="0% 100%" officeooo:rsid="00a03658"/>
    </style:style>
    <style:style style:name="T154" style:family="text">
      <style:text-properties style:text-position="0% 100%" officeooo:rsid="00b015ff"/>
    </style:style>
    <style:style style:name="T155" style:family="text">
      <style:text-properties style:text-position="0% 100%" officeooo:rsid="00c07787"/>
    </style:style>
    <style:style style:name="T156" style:family="text">
      <style:text-properties style:text-position="0% 100%" officeooo:rsid="00e3924d"/>
    </style:style>
    <style:style style:name="T157" style:family="text">
      <style:text-properties style:text-position="0% 100%" officeooo:rsid="00f10429"/>
    </style:style>
    <style:style style:name="T158" style:family="text">
      <style:text-properties style:text-position="0% 100%" officeooo:rsid="017a3514"/>
    </style:style>
    <style:style style:name="T159" style:family="text">
      <style:text-properties style:text-position="0% 100%" fo:background-color="transparent" loext:char-shading-value="0"/>
    </style:style>
    <style:style style:name="T160" style:family="text">
      <style:text-properties officeooo:rsid="0026b386"/>
    </style:style>
    <style:style style:name="T161" style:family="text">
      <style:text-properties officeooo:rsid="0027e289"/>
    </style:style>
    <style:style style:name="T162" style:family="text">
      <style:text-properties officeooo:rsid="002b89bc"/>
    </style:style>
    <style:style style:name="T163" style:family="text">
      <style:text-properties officeooo:rsid="00361b9d"/>
    </style:style>
    <style:style style:name="T164" style:family="text">
      <style:text-properties officeooo:rsid="00384268"/>
    </style:style>
    <style:style style:name="T165" style:family="text">
      <style:text-properties officeooo:rsid="003a195e"/>
    </style:style>
    <style:style style:name="T166" style:family="text">
      <style:text-properties officeooo:rsid="003d34bc"/>
    </style:style>
    <style:style style:name="T167" style:family="text">
      <style:text-properties officeooo:rsid="003e629c"/>
    </style:style>
    <style:style style:name="T168" style:family="text">
      <style:text-properties officeooo:rsid="003fe9db"/>
    </style:style>
    <style:style style:name="T169" style:family="text">
      <style:text-properties officeooo:rsid="0042a9dd"/>
    </style:style>
    <style:style style:name="T170" style:family="text">
      <style:text-properties fo:font-size="12pt" style:text-underline-style="none" fo:font-weight="normal" officeooo:rsid="0014c642" style:font-size-asian="10.5pt" style:font-weight-asian="normal" style:font-size-complex="12pt" style:font-weight-complex="normal"/>
    </style:style>
    <style:style style:name="T171" style:family="text">
      <style:text-properties fo:font-size="12pt" style:text-underline-style="none" fo:font-weight="normal" officeooo:rsid="0068258c" style:font-size-asian="10.5pt" style:font-weight-asian="normal" style:font-size-complex="12pt" style:font-weight-complex="normal"/>
    </style:style>
    <style:style style:name="T172" style:family="text">
      <style:text-properties fo:font-size="12pt" style:text-underline-style="none" fo:font-weight="normal" officeooo:rsid="0021f960" style:font-size-asian="10.5pt" style:font-weight-asian="normal" style:font-size-complex="12pt" style:font-weight-complex="normal"/>
    </style:style>
    <style:style style:name="T173" style:family="text">
      <style:text-properties fo:font-size="12pt" style:text-underline-style="none" fo:font-weight="normal" officeooo:rsid="00168aad" style:font-size-asian="10.5pt" style:font-weight-asian="normal" style:font-size-complex="12pt" style:font-weight-complex="normal"/>
    </style:style>
    <style:style style:name="T174" style:family="text">
      <style:text-properties officeooo:rsid="00438cfe"/>
    </style:style>
    <style:style style:name="T175" style:family="text">
      <style:text-properties officeooo:rsid="0043dd2b"/>
    </style:style>
    <style:style style:name="T176" style:family="text">
      <style:text-properties fo:background-color="#ffff00" loext:char-shading-value="0"/>
    </style:style>
    <style:style style:name="T177" style:family="text">
      <style:text-properties officeooo:rsid="00c45fce" fo:background-color="#ffff00" loext:char-shading-value="0"/>
    </style:style>
    <style:style style:name="T178" style:family="text">
      <style:text-properties officeooo:rsid="0044c2f7"/>
    </style:style>
    <style:style style:name="T179" style:family="text">
      <style:text-properties officeooo:rsid="0045fa3c"/>
    </style:style>
    <style:style style:name="T180" style:family="text">
      <style:text-properties officeooo:rsid="0046f5ed"/>
    </style:style>
    <style:style style:name="T181" style:family="text">
      <style:text-properties officeooo:rsid="0048b66c"/>
    </style:style>
    <style:style style:name="T182" style:family="text">
      <style:text-properties officeooo:rsid="004d3064"/>
    </style:style>
    <style:style style:name="T183" style:family="text">
      <style:text-properties fo:font-weight="bold" style:font-weight-asian="bold" style:font-weight-complex="bold"/>
    </style:style>
    <style:style style:name="T184" style:family="text">
      <style:text-properties fo:font-weight="bold" officeooo:rsid="0050ec08" style:font-weight-asian="bold" style:font-weight-complex="bold"/>
    </style:style>
    <style:style style:name="T185" style:family="text">
      <style:text-properties fo:font-weight="bold" officeooo:rsid="005357a4" style:font-weight-asian="bold" style:font-weight-complex="bold"/>
    </style:style>
    <style:style style:name="T186" style:family="text">
      <style:text-properties fo:font-weight="bold" officeooo:rsid="006f7ed1" style:font-weight-asian="bold" style:font-weight-complex="bold"/>
    </style:style>
    <style:style style:name="T187" style:family="text">
      <style:text-properties fo:font-weight="bold" officeooo:rsid="00cca703" style:font-weight-asian="bold" style:font-weight-complex="bold"/>
    </style:style>
    <style:style style:name="T188" style:family="text">
      <style:text-properties fo:font-weight="bold" officeooo:rsid="00f9a2d1" style:font-weight-asian="bold" style:font-weight-complex="bold"/>
    </style:style>
    <style:style style:name="T189" style:family="text">
      <style:text-properties fo:font-weight="bold" officeooo:rsid="00f1fef9" style:font-weight-asian="bold" style:font-weight-complex="bold"/>
    </style:style>
    <style:style style:name="T190" style:family="text">
      <style:text-properties fo:font-weight="bold" officeooo:rsid="017a3514" style:font-weight-asian="bold" style:font-weight-complex="bold"/>
    </style:style>
    <style:style style:name="T191" style:family="text">
      <style:text-properties fo:font-weight="bold" officeooo:rsid="017efae2" style:font-weight-asian="bold" style:font-weight-complex="bold"/>
    </style:style>
    <style:style style:name="T192" style:family="text">
      <style:text-properties fo:font-weight="bold" officeooo:rsid="0193296d" style:font-weight-asian="bold" style:font-weight-complex="bold"/>
    </style:style>
    <style:style style:name="T193" style:family="text">
      <style:text-properties officeooo:rsid="0050ec08"/>
    </style:style>
    <style:style style:name="T194" style:family="text">
      <style:text-properties officeooo:rsid="005357a4"/>
    </style:style>
    <style:style style:name="T195" style:family="text">
      <style:text-properties officeooo:rsid="0056265d"/>
    </style:style>
    <style:style style:name="T196" style:family="text">
      <style:text-properties officeooo:rsid="005aaa57"/>
    </style:style>
    <style:style style:name="T197" style:family="text">
      <style:text-properties officeooo:rsid="005bdc5d"/>
    </style:style>
    <style:style style:name="T198" style:family="text">
      <style:text-properties officeooo:rsid="005df490"/>
    </style:style>
    <style:style style:name="T199" style:family="text">
      <style:text-properties officeooo:rsid="00619462"/>
    </style:style>
    <style:style style:name="T200" style:family="text">
      <style:text-properties officeooo:rsid="0062777b"/>
    </style:style>
    <style:style style:name="T201" style:family="text">
      <style:text-properties officeooo:rsid="00630750"/>
    </style:style>
    <style:style style:name="T202" style:family="text">
      <style:text-properties officeooo:rsid="00643cd6"/>
    </style:style>
    <style:style style:name="T203" style:family="text">
      <style:text-properties officeooo:rsid="0068258c"/>
    </style:style>
    <style:style style:name="T204" style:family="text">
      <style:text-properties officeooo:rsid="00688094"/>
    </style:style>
    <style:style style:name="T205" style:family="text">
      <style:text-properties officeooo:rsid="0068bf49"/>
    </style:style>
    <style:style style:name="T206" style:family="text">
      <style:text-properties officeooo:rsid="0069f465"/>
    </style:style>
    <style:style style:name="T207" style:family="text">
      <style:text-properties officeooo:rsid="006cc944"/>
    </style:style>
    <style:style style:name="T208" style:family="text">
      <style:text-properties officeooo:rsid="006d3514"/>
    </style:style>
    <style:style style:name="T209" style:family="text">
      <style:text-properties officeooo:rsid="0071767d"/>
    </style:style>
    <style:style style:name="T210" style:family="text">
      <style:text-properties officeooo:rsid="0072fd8b"/>
    </style:style>
    <style:style style:name="T211" style:family="text">
      <style:text-properties officeooo:rsid="0075e7ef"/>
    </style:style>
    <style:style style:name="T212" style:family="text">
      <style:text-properties officeooo:rsid="0077024f"/>
    </style:style>
    <style:style style:name="T213" style:family="text">
      <style:text-properties officeooo:rsid="007a8b86"/>
    </style:style>
    <style:style style:name="T214" style:family="text">
      <style:text-properties officeooo:rsid="007edc2d"/>
    </style:style>
    <style:style style:name="T215" style:family="text">
      <style:text-properties officeooo:rsid="0081115d"/>
    </style:style>
    <style:style style:name="T216" style:family="text">
      <style:text-properties officeooo:rsid="00841339"/>
    </style:style>
    <style:style style:name="T217" style:family="text">
      <style:text-properties officeooo:rsid="0085e3d0"/>
    </style:style>
    <style:style style:name="T218" style:family="text">
      <style:text-properties officeooo:rsid="008ddfc5"/>
    </style:style>
    <style:style style:name="T219" style:family="text">
      <style:text-properties officeooo:rsid="00907138"/>
    </style:style>
    <style:style style:name="T220" style:family="text">
      <style:text-properties officeooo:rsid="009eb99b"/>
    </style:style>
    <style:style style:name="T221" style:family="text">
      <style:text-properties officeooo:rsid="00a03658"/>
    </style:style>
    <style:style style:name="T222" style:family="text">
      <style:text-properties officeooo:rsid="00a1a2a3"/>
    </style:style>
    <style:style style:name="T223" style:family="text">
      <style:text-properties officeooo:rsid="00a9cd86"/>
    </style:style>
    <style:style style:name="T224" style:family="text">
      <style:text-properties officeooo:rsid="00b72437"/>
    </style:style>
    <style:style style:name="T225" style:family="text">
      <style:text-properties officeooo:rsid="00c2e43c"/>
    </style:style>
    <style:style style:name="T226" style:family="text">
      <style:text-properties officeooo:rsid="00c87f6d"/>
    </style:style>
    <style:style style:name="T227" style:family="text">
      <style:text-properties officeooo:rsid="00c89806"/>
    </style:style>
    <style:style style:name="T228" style:family="text">
      <style:text-properties officeooo:rsid="00cca703"/>
    </style:style>
    <style:style style:name="T229" style:family="text">
      <style:text-properties officeooo:rsid="00ce2169"/>
    </style:style>
    <style:style style:name="T230" style:family="text">
      <style:text-properties officeooo:rsid="00ceea90"/>
    </style:style>
    <style:style style:name="T231" style:family="text">
      <style:text-properties officeooo:rsid="00d24768"/>
    </style:style>
    <style:style style:name="T232" style:family="text">
      <style:text-properties officeooo:rsid="00d4d436"/>
    </style:style>
    <style:style style:name="T233" style:family="text">
      <style:text-properties officeooo:rsid="00d6b35c"/>
    </style:style>
    <style:style style:name="T234" style:family="text">
      <style:text-properties officeooo:rsid="00dd5bea"/>
    </style:style>
    <style:style style:name="T235" style:family="text">
      <style:text-properties officeooo:rsid="00df0a4e"/>
    </style:style>
    <style:style style:name="T236" style:family="text">
      <style:text-properties officeooo:rsid="00e52d7c"/>
    </style:style>
    <style:style style:name="T237" style:family="text">
      <style:text-properties officeooo:rsid="00ea360f"/>
    </style:style>
    <style:style style:name="T238" style:family="text">
      <style:text-properties officeooo:rsid="00ee04bb"/>
    </style:style>
    <style:style style:name="T239" style:family="text">
      <style:text-properties officeooo:rsid="00ef3e82"/>
    </style:style>
    <style:style style:name="T240" style:family="text">
      <style:text-properties officeooo:rsid="00f10429"/>
    </style:style>
    <style:style style:name="T241" style:family="text">
      <style:text-properties officeooo:rsid="00f1fef9"/>
    </style:style>
    <style:style style:name="T242" style:family="text">
      <style:text-properties officeooo:rsid="00f790b1"/>
    </style:style>
    <style:style style:name="T243" style:family="text">
      <style:text-properties officeooo:rsid="00f7bf66"/>
    </style:style>
    <style:style style:name="T244" style:family="text">
      <style:text-properties officeooo:rsid="00f9a2d1"/>
    </style:style>
    <style:style style:name="T245" style:family="text">
      <style:text-properties officeooo:rsid="00fc2262"/>
    </style:style>
    <style:style style:name="T246" style:family="text">
      <style:text-properties officeooo:rsid="01036e61"/>
    </style:style>
    <style:style style:name="T247" style:family="text">
      <style:text-properties officeooo:rsid="010489d5"/>
    </style:style>
    <style:style style:name="T248" style:family="text">
      <style:text-properties officeooo:rsid="0105510c"/>
    </style:style>
    <style:style style:name="T249" style:family="text">
      <style:text-properties officeooo:rsid="01096e92"/>
    </style:style>
    <style:style style:name="T250" style:family="text">
      <style:text-properties officeooo:rsid="010d541f"/>
    </style:style>
    <style:style style:name="T251" style:family="text">
      <style:text-properties officeooo:rsid="010ea4bc"/>
    </style:style>
    <style:style style:name="T252" style:family="text">
      <style:text-properties officeooo:rsid="010fce4c"/>
    </style:style>
    <style:style style:name="T253" style:family="text">
      <style:text-properties officeooo:rsid="010ff1ce"/>
    </style:style>
    <style:style style:name="T254" style:family="text">
      <style:text-properties officeooo:rsid="0111c8ac"/>
    </style:style>
    <style:style style:name="T255" style:family="text">
      <style:text-properties officeooo:rsid="0116d95d"/>
    </style:style>
    <style:style style:name="T256" style:family="text">
      <style:text-properties officeooo:rsid="0136ee82"/>
    </style:style>
    <style:style style:name="T257" style:family="text">
      <style:text-properties officeooo:rsid="013c8fcb"/>
    </style:style>
    <style:style style:name="T258" style:family="text">
      <style:text-properties officeooo:rsid="013f931f"/>
    </style:style>
    <style:style style:name="T259" style:family="text">
      <style:text-properties officeooo:rsid="01485cdb"/>
    </style:style>
    <style:style style:name="T260" style:family="text">
      <style:text-properties officeooo:rsid="014c8364"/>
    </style:style>
    <style:style style:name="T261" style:family="text">
      <style:text-properties officeooo:rsid="014c8364" fo:background-color="#ffdafa" loext:char-shading-value="0"/>
    </style:style>
    <style:style style:name="T262" style:family="text">
      <style:text-properties officeooo:rsid="018dcd87" fo:background-color="#ffdafa" loext:char-shading-value="0"/>
    </style:style>
    <style:style style:name="T263" style:family="text">
      <style:text-properties officeooo:rsid="015152a3"/>
    </style:style>
    <style:style style:name="T264" style:family="text">
      <style:text-properties officeooo:rsid="0152759a"/>
    </style:style>
    <style:style style:name="T265" style:family="text">
      <style:text-properties officeooo:rsid="01532dab"/>
    </style:style>
    <style:style style:name="T266" style:family="text">
      <style:text-properties officeooo:rsid="015c9d8a"/>
    </style:style>
    <style:style style:name="T267" style:family="text">
      <style:text-properties officeooo:rsid="015d75c3"/>
    </style:style>
    <style:style style:name="T268" style:family="text">
      <style:text-properties officeooo:rsid="01649cf5"/>
    </style:style>
    <style:style style:name="T269" style:family="text">
      <style:text-properties officeooo:rsid="01670c8b"/>
    </style:style>
    <style:style style:name="T270" style:family="text">
      <style:text-properties officeooo:rsid="0168e3af"/>
    </style:style>
    <style:style style:name="T271" style:family="text">
      <style:text-properties officeooo:rsid="016b6583"/>
    </style:style>
    <style:style style:name="T272" style:family="text">
      <style:text-properties officeooo:rsid="016d5b0a"/>
    </style:style>
    <style:style style:name="T273" style:family="text">
      <style:text-properties officeooo:rsid="017241fa"/>
    </style:style>
    <style:style style:name="T274" style:family="text">
      <style:text-properties officeooo:rsid="01741f01"/>
    </style:style>
    <style:style style:name="T275" style:family="text">
      <style:text-properties officeooo:rsid="017896e0"/>
    </style:style>
    <style:style style:name="T276" style:family="text">
      <style:text-properties officeooo:rsid="017916d8"/>
    </style:style>
    <style:style style:name="T277" style:family="text">
      <style:text-properties officeooo:rsid="017b4013"/>
    </style:style>
    <style:style style:name="T278" style:family="text">
      <style:text-properties officeooo:rsid="017c3c9d"/>
    </style:style>
    <style:style style:name="T279" style:family="text">
      <style:text-properties officeooo:rsid="017ce791"/>
    </style:style>
    <style:style style:name="T280" style:family="text">
      <style:text-properties officeooo:rsid="017edc31"/>
    </style:style>
    <style:style style:name="T281" style:family="text">
      <style:text-properties officeooo:rsid="017efae2"/>
    </style:style>
    <style:style style:name="T282" style:family="text">
      <style:text-properties officeooo:rsid="0183a827"/>
    </style:style>
    <style:style style:name="T283" style:family="text">
      <style:text-properties officeooo:rsid="01852769"/>
    </style:style>
    <style:style style:name="T284" style:family="text">
      <style:text-properties officeooo:rsid="01860854"/>
    </style:style>
    <style:style style:name="T285" style:family="text">
      <style:text-properties officeooo:rsid="0186d2ec"/>
    </style:style>
    <style:style style:name="T286" style:family="text">
      <style:text-properties fo:color="#ce181e" fo:font-weight="bold" officeooo:rsid="018dcd87" style:font-weight-asian="bold" style:font-weight-complex="bold"/>
    </style:style>
    <style:style style:name="T287" style:family="text">
      <style:text-properties officeooo:rsid="018ec07b"/>
    </style:style>
    <style:style style:name="T288" style:family="text">
      <style:text-properties officeooo:rsid="0190b024"/>
    </style:style>
    <style:style style:name="T289" style:family="text">
      <style:text-properties officeooo:rsid="0193296d"/>
    </style:style>
    <style:style style:name="T290" style:family="text">
      <style:text-properties officeooo:rsid="01969749"/>
    </style:style>
    <style:style style:name="T291" style:family="text">
      <style:text-properties fo:color="#0000ff" officeooo:rsid="01969749"/>
    </style:style>
    <style:style style:name="T292" style:family="text">
      <style:text-properties fo:background-color="transparent" loext:char-shading-value="0"/>
    </style:style>
    <style:style style:name="T293" style:family="text">
      <style:text-properties officeooo:rsid="0197700b"/>
    </style:style>
    <style:style style:name="T294" style:family="text">
      <style:text-properties officeooo:rsid="019ab1fb"/>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6">The QF</text:span><text:span text:style-name="T120">2</text:span><text:span text:style-name="T116">-pre</text:span> Guide</text:p>
      <text:p text:style-name="P188">Dr. John A. Jones</text:p>
      <text:p text:style-name="P188"/>
      <text:p text:style-name="P189"><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182">qf2-pre</text:span></text:a><text:a xlink:type="simple" xlink:href="mailto:qf2-pre@jxj.me.uk" text:style-name="Internet_20_link" text:visited-style-name="Visited_20_Internet_20_Link"><text:span text:style-name="T63">@jxj.me.u</text:span></text:a><text:a xlink:type="simple" xlink:href="mailto:qf2-pre@jxj.me.uk" text:style-name="Internet_20_link" text:visited-style-name="Visited_20_Internet_20_Link"><text:span text:style-name="T64">k</text:span></text:a></text:p>
      <text:p text:style-name="P4"/>
      <text:p text:style-name="P235"/>
      <text:p text:style-name="P7"><text:span text:style-name="T93">THIS DOCUMENT IS INTENDED TO MATCH THE LATEST VERSION MENTIOEND IN THE REVISION HISTORY. </text:span><text:span text:style-name="T80">THERE IS NO GUARANTEE THAT ANY OTHER FIRMWARE VERSION WILL MATCH THIS DOCUMENT.</text:span></text:p>
      <text:p text:style-name="P187"/>
      <text:p text:style-name="P121"><text:span text:style-name="T220">If you are using a firmware listed in the revision history, t</text:span>he python tools <text:span text:style-name="T220">will </text:span>identify the <text:span text:style-name="T211">firmware loaded in the QF</text:span><text:span text:style-name="T124">2</text:span><text:span text:style-name="T211">-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9"><text:span text:style-name="T55">If in doubt, you can</text:span><text:span text:style-name="T78"> </text:span><text:span text:style-name="T79">go here</text:span><text:span text:style-name="T72"> </text:span><text:span text:style-name="T78">to get the latest </text:span><text:span text:style-name="T79">tagged release of tools</text:span><text:span text:style-name="T78">, firmware and examples:</text:span></text:p>
      <text:p text:style-name="P176"/>
      <text:p text:style-name="P8"><text:a xlink:type="simple" xlink:href="https://gitlab.com/qf2-pre/users/tags" text:style-name="Internet_20_link" text:visited-style-name="Visited_20_Internet_20_Link">https://gitlab.com/qf2-pre/users/tags</text:a><text:span text:style-name="T76"><text:tab/></text:span></text:p>
      <text:p text:style-name="P179"/>
      <text:p text:style-name="P211">Revision History</text:p>
      <text:p text:style-name="P3"/>
      <text:p text:style-name="P230">201<text:span text:style-name="T290">8-2-7</text:span></text:p>
      <text:p text:style-name="P230"/>
      <text:p text:style-name="P231"><text:span text:style-name="T290">git tag: </text:span><text:span text:style-name="T291">v0.55_unstable</text:span></text:p>
      <text:p text:style-name="P138">Boot<text:span text:style-name="T231">loader </text:span>SHA256: </text:p>
      <text:p text:style-name="P138">Bootloader <text:span text:style-name="T231">build </text:span>date: </text:p>
      <text:p text:style-name="P138">Runtime SHA256: </text:p>
      <text:p text:style-name="P138">Runtime <text:span text:style-name="T231">build </text:span>date: </text:p>
      <text:p text:style-name="P138"/>
      <text:p text:style-name="P134"><text:span text:style-name="T212">Comments: First official version</text:span>.</text:p>
      <text:p text:style-name="P135"><text:span text:style-name="T290">C</text:span>hanges: None.</text:p>
      <text:p text:style-name="P210">Known Issues / Limitations</text:p>
      <text:p text:style-name="P1"/>
      <text:p text:style-name="P3">- FMC sites are '<text:span text:style-name="T57">swapped</text:span>', and therefore incompatible with some double FMCs (i.e. the HPC FMC should be the top site, and the LPC the bottom). This was a known consequence of the Kintex-7 FPGA banking.</text:p>
      <text:p text:style-name="P3"/>
      <text:p text:style-name="P3">- <text:span text:style-name="T116">Spartan-6 f</text:span>iber <text:span text:style-name="T116">e</text:span>thernet interface is tested, but is not yet integrated <text:span text:style-name="T259">with the firmware</text:span>.</text:p>
      <text:p text:style-name="P3"/>
      <text:p text:style-name="P5">- <text:span text:style-name="T213">Some virtual channels between the Spartan-6 and Kintex-7 are not yet implemented</text:span>.</text:p>
      <text:p text:style-name="P5"/>
      <text:p text:style-name="P6">- Microphone interface not yet implemented.</text:p>
      <text:p text:style-name="P6"/>
      <text:p text:style-name="P6"/>
      <text:p text:style-name="P15"/>
      <text:p text:style-name="P212">1 – Hardware</text:p>
      <text:p text:style-name="P14"/>
      <text:p text:style-name="P14"><text:span text:style-name="T167">1.1 - </text:span>Overview</text:p>
      <text:p text:style-name="P103"/>
      <text:p text:style-name="P11"><text:span text:style-name="T13">The </text:span><text:span text:style-name="T32">QF</text:span><text:span text:style-name="T119">2</text:span><text:span text:style-name="T137">-pre</text:span><text:span text:style-name="T13"> is a double FMC carrier. </text:span><text:span text:style-name="T14">It has one </text:span><text:span text:style-name="T21">HPC </text:span><text:span text:style-name="T14">mezzanine site, and one LPC site. The total FMC I/O count is 228 lines. </text:span><text:span text:style-name="T51">Both are fully allocated aside from the serial links, which are unused. </text:span><text:span text:style-name="T14">There are two FPGAs on the </text:span><text:span text:style-name="T34">board</text:span><text:span text:style-name="T14">:</text:span></text:p>
      <text:p text:style-name="P49"/>
      <text:list xml:id="list472088104" text:style-name="L1">
        <text:list-item>
          <text:p text:style-name="P215"><text:span text:style-name="T170">A Spartan-6 LX45T is used to provide </text:span><text:span text:style-name="T171">the core </text:span><text:span text:style-name="T170">function</text:span><text:span text:style-name="T171">s</text:span><text:span text:style-name="T170"> of the board. It implements a boot system, </text:span><text:span text:style-name="T172">e</text:span><text:span text:style-name="T173">thernet communications (ARP, PING, UDP &amp; IP MULTICAST), </text:span><text:span text:style-name="T170">power management </text:span><text:span text:style-name="T173">and power supply clock phasing </text:span><text:span text:style-name="T171">and board monitoring</text:span><text:span text:style-name="T170">. It has a non-volatile configuration space in its PROM, and maintains several Kintex-7 firmwares </text:span><text:span text:style-name="T172">which</text:span><text:span text:style-name="T170"> can be loaded automatically at boot. The Spartan-6 also manages the FMC </text:span><text:span text:style-name="T171">and QSFP </text:span><text:span text:style-name="T170">I</text:span><text:span text:style-name="T123">2</text:span><text:span text:style-name="T170">C </text:span><text:span text:style-name="T171">interfaces </text:span><text:span text:style-name="T170">and </text:span><text:span text:style-name="T171">the FMC </text:span><text:span text:style-name="T170">JTAG interfaces and </text:span><text:span text:style-name="T171">dedicated </text:span><text:span text:style-name="T170">clock</text:span><text:span text:style-name="T171">s</text:span><text:span text:style-name="T170">.</text:span></text:p>
        </text:list-item>
      </text:list>
      <text:p text:style-name="P53"/>
      <text:list xml:id="list114537165163450" text:continue-numbering="true" text:style-name="L1">
        <text:list-item>
          <text:p text:style-name="P216">A Kintex-7 160T / 325T is used as an application FPGA. It is mostly dedicated to interfacing to the FMC<text:span text:style-name="T214">s</text:span> <text:span text:style-name="T214">and MFC</text:span>s.</text:p>
        </text:list-item>
      </text:list>
      <text:p text:style-name="P49"/>
      <text:p text:style-name="P55">The two FPGAs are connected by a <text:span text:style-name="T163">bidirectional LVDS link operating at cloase to a 1Gb/s line rate</text:span>. The separation of function<text:span text:style-name="T203">ality between the </text:span>FPGA<text:span text:style-name="T203">s</text:span> significantly reduces the overhead in the Kintex-7 firmware <text:span text:style-name="T275">as e.g. network interfaces are already implemented in the Spartan-6, </text:span>and ensures the <text:span text:style-name="T196">board</text:span> is always up and cannot be 'bricked'.</text:p>
      <text:p text:style-name="P49"/>
      <text:p text:style-name="P11"><text:span text:style-name="T37">The board </text:span><text:span text:style-name="T14">has a modular power system, with independent supplies for the Spartan-6, Kintex-7 and FMCs, which allows the board to power on and off in stages while maintaining communication with a host over </text:span><text:span text:style-name="T21">e</text:span><text:span text:style-name="T14">thernet. </text:span><text:span text:style-name="T15">The FMC VAD</text:span><text:span text:style-name="T24">J</text:span><text:span text:style-name="T15"> supply voltages are digitally programmable, </text:span><text:span text:style-name="T16">but are </text:span><text:span text:style-name="T51">currently locked in the firmware </text:span><text:span text:style-name="T16">at +1.8V for the HPC FMC (Kintex-7 HP I/O) and +2.5V for the LPC FMC (Kintex-7 HR I/O), supporting LVDS </text:span><text:span text:style-name="T45">by default.</text:span></text:p>
      <text:p text:style-name="P48"/>
      <text:p text:style-name="P29">1.2 – Design Philosophy</text:p>
      <text:p text:style-name="P17"/>
      <text:p text:style-name="P163">FPGA technology (and electronics in general) have become a great deal more compl<text:span text:style-name="T256">icated</text:span> over the past decade. This puts <text:span text:style-name="T195">many of the device features</text:span> outside the <text:span text:style-name="T195">expertise</text:span> of the layperson, <text:span text:style-name="T276">or many more experienced designers</text:span>. This board was in part designed to combat these issues while still providing <text:span text:style-name="T232">high </text:span>performance at a reasonable price point.</text:p>
      <text:p text:style-name="P163"/>
      <text:p text:style-name="P163">The governing philosophy <text:span text:style-name="T204">of </text:span>its design is:</text:p>
      <text:p text:style-name="P193"/>
      <text:list xml:id="list2583004172" text:style-name="L2">
        <text:list-item>
          <text:p text:style-name="P224"><text:span text:style-name="T190">Ensure mistakes are in-system recoverable</text:span><text:span text:style-name="T183">:</text:span> <text:span text:style-name="T158">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195"/>
      <text:list xml:id="list114537193142629" text:continue-numbering="true" text:style-name="L2">
        <text:list-item>
          <text:p text:style-name="P226">Provide <text:span text:style-name="T215">communications and </text:span>diagnostic interface<text:span text:style-name="T215">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text:span><text:soft-page-break/><text:span text:style-name="T3">development.</text:span><text:span text:style-name="T10"> In addition, a Kintex-7 demonstration firmware and software framework is provided to help aid in </text:span><text:span text:style-name="T11">identifying </text:span><text:span text:style-name="T10">hardware faults.</text:span></text:p>
        </text:list-item>
      </text:list>
      <text:p text:style-name="P163"/>
      <text:list xml:id="list114536546656330" text:continue-numbering="true" text:style-name="L2">
        <text:list-item>
          <text:p text:style-name="P225"><text:span text:style-name="T183">Make it as easy as possible for a user to access the powerful features of the hardware without writing doing everything from scratch:</text:span> Many of the QF<text:span text:style-name="T117">2</text:span><text:span text:style-name="T130">-pre features such as board monitoring, </text:span><text:span text:style-name="T150">power</text:span><text:span text:style-name="T130"> supply phasing, remote programming </text:span><text:span text:style-name="T150">and debug</text:span><text:span text:style-name="T130">, over temperature shutdown, protected boot</text:span><text:span text:style-name="T151">loader</text:span><text:span text:style-name="T130">, etc... are available via a simple python interface. </text:span><text:span text:style-name="T148">They are </text:span><text:span text:style-name="T153">managed by </text:span><text:span text:style-name="T148">the </text:span><text:span text:style-name="T146">Spartan-6 </text:span><text:span text:style-name="T153">FPGA</text:span><text:span text:style-name="T146">, </text:span><text:span text:style-name="T148">so </text:span><text:span text:style-name="T146">y</text:span><text:span text:style-name="T130">ou don’t have to write any firmware to use them, and you aren’t at risk </text:span><text:span text:style-name="T146">of </text:span><text:span text:style-name="T148">breaking </text:span><text:span text:style-name="T146">them when you develop your application firmware</text:span><text:span text:style-name="T130">.</text:span></text:p>
        </text:list-item>
      </text:list>
      <text:p text:style-name="P194"/>
      <text:list xml:id="list114537380578056" text:continue-numbering="true" text:style-name="L2">
        <text:list-item>
          <text:p text:style-name="P226"><text:span text:style-name="T277">Conversely, allow </text:span>for <text:span text:style-name="T195">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63"/>
      <text:p text:style-name="P163">If there is something <text:span text:style-name="T195">you </text:span>think this board <text:span text:style-name="T195">isn’t capable of but should be</text:span>, <text:span text:style-name="T195">we</text:span>’d be interested in hearing about it – hopefully it’s something that can be incorporated into later revisions <text:span text:style-name="T233">of firmware (or if necessary, hardware)</text:span> <text:span text:style-name="T195">for the benefit of all</text:span>. <text:span text:style-name="T195">T</text:span>he firmware and hardware <text:span text:style-name="T277">design are derived from experiences in many </text:span>projects <text:span text:style-name="T257">and progressively improved, </text:span>so that ever<text:span text:style-name="T195">y</text:span> current and future user can benefit. <text:span text:style-name="T205">Backward-compatibility is maintained whenever possible, or an equivalent feature provided otherwise.</text:span></text:p>
      <text:p text:style-name="P163"/>
      <text:p text:style-name="P163">The core Spartan-6 fimware is currently closed-source. The main reason for this is to maintain the critical infrastructure of the board <text:span text:style-name="T206">with a </text:span>clean development and test cycle. <text:span text:style-name="T221">The Spartan-6 firmware is non-trivial, and it </text:span>is important <text:span text:style-name="T221">for all users </text:span>that any <text:span text:style-name="T222">issues</text:span> can be easily recognized and addressed. The Spartan-6 firmware contains several diagnostic features which aid in the recovery of malfunctioning hardware and understanding what went ‘wrong’. <text:span text:style-name="T195">If multiple firmware variants written by users were running in the field, it would be impossible for us to provide effective technical support.</text:span></text:p>
      <text:p text:style-name="P38"/>
      <text:p text:style-name="P38"><text:span text:style-name="T167">1.2 - Hardware</text:span> Feature Summary</text:p>
      <text:p text:style-name="P73"/>
      <text:p text:style-name="P46">1.2.1 – Application Resources</text:p>
      <text:p text:style-name="P86"/>
      <text:p text:style-name="P86">- Kintex-7 160T / 325T FPGA.</text:p>
      <text:p text:style-name="P89">- <text:span text:style-name="T174">Eight </text:span>10.3Gb/s serial links to application FPGA via QSFP+.</text:p>
      <text:p text:style-name="P89">- External <text:span text:style-name="T216">RF </text:span>50-ohm GTX transceiver clock input via U.FL connector.</text:p>
      <text:p text:style-name="P89">- Dedicated 125MHz MEMS oscillator for Kintex-7 serial links.</text:p>
      <text:p text:style-name="P87">- One fully populated (<text:span text:style-name="T278">except </text:span>serial links) HPC FMC with <text:span text:style-name="T278">programmable </text:span>VADJ <text:span text:style-name="T278">(typically </text:span>+1.8V<text:span text:style-name="T278">).</text:span></text:p>
      <text:p text:style-name="P87">- One fully populated (exce<text:span text:style-name="T278">pt </text:span>serial links) LPC FMC with <text:span text:style-name="T278">programmable </text:span>VADJ <text:span text:style-name="T278">(typically +2.5V)</text:span>.</text:p>
      <text:p text:style-name="P87">- Two Hirose FH29 ZIF connectors connected to Kintex-7 HR banks <text:span text:style-name="T169">with VCCO @ +2.5V</text:span>.</text:p>
      <text:p text:style-name="P91">- Two orange LEDs.</text:p>
      <text:p text:style-name="P91">- Independent main power system.</text:p>
      <text:p text:style-name="P88"/>
      <text:p text:style-name="P46">1.2.2 – Shared Resources</text:p>
      <text:p text:style-name="P87"/>
      <text:p text:style-name="P89">- Two reconfigurable SI570 oscillators for serial links (shared to both Kintex-7 and Spartan-6 FPGAs). <text:span text:style-name="T207">Default frequency is 156.25MHz.</text:span></text:p>
      <text:p text:style-name="P75"/>
      <text:p text:style-name="P46"><text:soft-page-break/>1.2.3 – System Resources</text:p>
      <text:p text:style-name="P87"/>
      <text:p text:style-name="P92">- Supply voltage +<text:span text:style-name="T217">6</text:span>V - +14.5V.</text:p>
      <text:p text:style-name="P87">- Spartan-6 LX45T system FPGA.</text:p>
      <text:p text:style-name="P90">- <text:span text:style-name="T174">Four</text:span> 3.2Gb/s links to system FPGA via QSFP.</text:p>
      <text:p text:style-name="P90">- Dedicated 125MHz oscillator for Spartan-6 serial links.</text:p>
      <text:p text:style-name="P88">- Gigabit Ethernet over copper.</text:p>
      <text:p text:style-name="P89">- Recovery, diagnostic and user-defined push buttons with jumper bypass for chassis switches.</text:p>
      <text:p text:style-name="P89">- <text:span text:style-name="T176">uSD card support</text:span>.</text:p>
      <text:p text:style-name="P88">- <text:span text:style-name="T169">Supply v</text:span>oltage, <text:span text:style-name="T169">supply current, ambient humidity, barometric pressure and magnetic field monitoring.</text:span></text:p>
      <text:p text:style-name="P88">- Board and device temperature montoring, with automatic thermal overload protection <text:span text:style-name="T169">for Kintex-7 FPGA, independent of internal XADC</text:span>.</text:p>
      <text:p text:style-name="P88">- Atmel cryptographic security chip (key authentication, certificates, unique ID, TRNG, OTP memory).</text:p>
      <text:p text:style-name="P91">- 256Mb boot PROM with write-protected bootloader.</text:p>
      <text:p text:style-name="P90">- 9-axis IMU.</text:p>
      <text:p text:style-name="P90">- <text:span text:style-name="T176">PDM microphone</text:span>.</text:p>
      <text:p text:style-name="P90">- Speaker and headphone socket.</text:p>
      <text:p text:style-name="P90">- ATX fan header with <text:span text:style-name="T292">tach </text:span><text:span text:style-name="T176">&amp; PWM support</text:span>.</text:p>
      <text:p text:style-name="P90">- <text:span text:style-name="T174">Four tri-colour LEDs.</text:span></text:p>
      <text:p text:style-name="P76"/>
      <text:p text:style-name="P36"><text:span text:style-name="T167">1.3 - Spartan-6 </text:span>Protected Boo<text:span text:style-name="T166">t</text:span>loader <text:span text:style-name="T165">&amp; Runtime Firmwares</text:span></text:p>
      <text:p text:style-name="P58"/>
      <text:p text:style-name="P78">The<text:span text:style-name="T278">re are two versions of the </text:span>Spartan-6 firmware: a <text:span text:style-name="T273">protected </text:span>bootloader firmware <text:span text:style-name="T175">and </text:span>a runtime firmware.</text:p>
      <text:p text:style-name="P114"/>
      <text:p text:style-name="P78">The bootloader is a simplified Spartan-6 firmware that resides in the first 32 <text:span text:style-name="T164">x 64kB </text:span>sectors of the on-board PROM. It always loads <text:span text:style-name="T164">before anything else</text:span> and contains the following components:</text:p>
      <text:p text:style-name="P78"/>
      <text:p text:style-name="P196">- Ethernet support with non-volatile network settings <text:span text:style-name="T208">stored in the PROM</text:span>.</text:p>
      <text:p text:style-name="P79">- A system I<text:span text:style-name="T117">2</text:span><text:span text:style-name="T130">C controller that ensures the board is in a known state </text:span><text:span text:style-name="T149">with main power turned off, </text:span><text:span text:style-name="T130">and provides monitoring information.</text:span></text:p>
      <text:p text:style-name="P196">- A programming interface for the on-board PROM.</text:p>
      <text:p text:style-name="P208">- An audio diagnostic output.</text:p>
      <text:p text:style-name="P197">- An ICAP reboot controller that can trigger a reload of the Spartan-6 firmware.</text:p>
      <text:p text:style-name="P197"/>
      <text:p text:style-name="P78"><text:span text:style-name="T130">The firmware is complete enough to allow reconfiguration of the runtime image of the Spartan-6 and to trigger reloading into the image. </text:span><text:span text:style-name="T131">As such, it can provide a protected fail safe in the event of a corrupted runtime firmware. </text:span><text:span text:style-name="T154">The PROM settings for the bootloader and runtime are independent from each other.</text:span></text:p>
      <text:p text:style-name="P198"/>
      <text:p text:style-name="P80"><text:span text:style-name="T132">For</text:span><text:span text:style-name="T130">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199"/>
      <text:p text:style-name="P81"><text:span text:style-name="T186">NOTE: </text:span>In situations where the recovery mode button <text:span text:style-name="T182">is </text:span>typically inaccessible, <text:span text:style-name="T66">it is highly recommended that the bootloader is configured to await an external command before entering into the runtime firmware </text:span><text:span text:style-name="T67">and</text:span><text:span text:style-name="T66"> that the lower 32 sectors of the PROM are write-protected</text:span><text:span text:style-name="T80">. This will allow the board to be recovered </text:span><text:span text:style-name="T81">by power-cycling </text:span><text:span text:style-name="T80">in the event of a corrupted runtime firmware </text:span><text:soft-page-break/><text:span text:style-name="T80">or configuration, </text:span><text:span text:style-name="T81">as the bootloader network settings and firmware are completely independent of the runtime.</text:span></text:p>
      <text:p text:style-name="P181"/>
      <text:p text:style-name="P139"><text:span text:style-name="T80">NOTE:</text:span><text:span text:style-name="T1"> </text:span><text:span text:style-name="T99">By default, once the write-protect for the PROM has been enabled </text:span><text:span text:style-name="T100">in software</text:span><text:span text:style-name="T99">, </text:span><text:span text:style-name="T58">it cannot be disabled again without </text:span><text:span text:style-name="T59">physically </text:span><text:span text:style-name="T58">applying a jumper to the header next to the Spartan-6.</text:span></text:p>
      <text:p text:style-name="P140"/>
      <text:p text:style-name="P81"><text:span text:style-name="T130">Irrespective of the mode the </text:span><text:span text:style-name="T132">bootloader is configured </text:span><text:span text:style-name="T130">in, </text:span><text:span text:style-name="T132">it </text:span><text:span text:style-name="T130">can be </text:span><text:span text:style-name="T132">also be </text:span><text:span text:style-name="T130">forced </text:span><text:span text:style-name="T133">into a</text:span><text:span text:style-name="T132"> </text:span><text:span text:style-name="T130">recovery mode </text:span><text:span text:style-name="T152">using the bootloader firmware </text:span><text:span text:style-name="T130">by holding down the recovery mode button </text:span><text:span text:style-name="T132">before power is applied to the board</text:span><text:span text:style-name="T130">, or </text:span><text:span text:style-name="T132">similarly </text:span><text:span text:style-name="T130">using an external switch attached to the appropriate jumper </text:span><text:span text:style-name="T132">(for cases where e.g. the board is mounted in a chassis or case)</text:span><text:span text:style-name="T130">. </text:span><text:span text:style-name="T132">This will force the bootloader to use it’s default register and network settings and disable automatic reboot into the runtime firmware. This is further documented in the recovery mode section below.</text:span></text:p>
      <text:p text:style-name="P200"/>
      <text:p text:style-name="P82"><text:span text:style-name="T132">T</text:span><text:span text:style-name="T130">he runtime firmware contains all the additional features documented below in addition to those of the bootloader.</text:span></text:p>
      <text:p text:style-name="P23"/>
      <text:p text:style-name="P22"><text:span text:style-name="T167">1.4 - </text:span>Copper and Fiber Ethernet Support</text:p>
      <text:p text:style-name="P56"/>
      <text:p text:style-name="P68">The current <text:span text:style-name="T197">Spartan-6</text:span> firmware supports copper <text:span text:style-name="T162">e</text:span>thernet operating at 1Gb/s <text:span text:style-name="T116">using a Micrel KSZ9031RNX RGMII PHY</text:span>. <text:span text:style-name="T116">The firmware implementation is gigabit-only and does not work at 10Mb/s or 100Mb/s interface speeds.</text:span></text:p>
      <text:p text:style-name="P68"/>
      <text:p text:style-name="P43"><text:span text:style-name="T36">Internally, </text:span><text:span text:style-name="T30">the </text:span><text:span text:style-name="T13">Spartan-6 firmware support</text:span><text:span text:style-name="T30">s </text:span><text:span text:style-name="T13">4-channel fiber </text:span><text:span text:style-name="T22">e</text:span><text:span text:style-name="T13">thernet through the Spartan-6, and implement</text:span><text:span text:style-name="T35">s</text:span><text:span text:style-name="T13"> a basic </text:span><text:span text:style-name="T22">e</text:span><text:span text:style-name="T13">thernet switch </text:span><text:span text:style-name="T40">with limited arp caching </text:span><text:span text:style-name="T13">between the 5 ports. The Spartan-6 acts as an additional </text:span><text:span text:style-name="T35">internal </text:span><text:span text:style-name="T13">endpoint </text:span><text:span text:style-name="T36">on the</text:span><text:span text:style-name="T13"> switch. </text:span><text:span text:style-name="T36">Other </text:span><text:span text:style-name="T19">devices </text:span><text:span text:style-name="T36">can </text:span><text:span text:style-name="T19">therefore be chained</text:span><text:span text:style-name="T21"> without </text:span><text:span text:style-name="T38">additional </text:span><text:span text:style-name="T21">external switches, </text:span><text:span text:style-name="T40">or additional connections can be used for redundancy</text:span><text:span text:style-name="T21">.</text:span></text:p>
      <text:p text:style-name="P68"/>
      <text:p text:style-name="P68">The Spartan-6 <text:span text:style-name="T116">e</text:span>thernet interface has a UDP core which <text:span text:style-name="T210">eliminates some of</text:span> the <text:span text:style-name="T116">network firmware infrastructure</text:span> <text:span text:style-name="T210">required in the </text:span>Kintex-7. It supports:</text:p>
      <text:p text:style-name="P68"/>
      <text:p text:style-name="P68">- ARP</text:p>
      <text:p text:style-name="P68">- ICMP PING.</text:p>
      <text:p text:style-name="P68">- A single multicast UDP <text:span text:style-name="T218">channel that is forwarded to the </text:span>Kintex-7 <text:span text:style-name="T209">FPGA</text:span>. It does not <text:span text:style-name="T116">support</text:span> registration, which must be statically configured in the <text:span text:style-name="T233">attached </text:span>network.</text:p>
      <text:p text:style-name="P122">- UDP <text:span text:style-name="T219">echo</text:span> on port <text:span text:style-name="T219">7.</text:span></text:p>
      <text:p text:style-name="P123">- Board identification on UDP port 50000.</text:p>
      <text:p text:style-name="P122">- Spartan-6 configuration <text:span text:style-name="T209">space </text:span>on <text:span text:style-name="T209">UDP </text:span>port 50001.</text:p>
      <text:p text:style-name="P122">- <text:span text:style-name="T288">External system I2C interface on port 50002.</text:span></text:p>
      <text:p text:style-name="P124">- Kintex-7 / FMC JTAG &amp; PROM SPI sequencer (25MHz default speed) on port 5000<text:span text:style-name="T288">3</text:span>.</text:p>
      <text:p text:style-name="P124">- Kintex-7 <text:span text:style-name="T210">UDP port forwarding over ports 50004 - 50007.</text:span></text:p>
      <text:p text:style-name="P125"/>
      <text:p text:style-name="P27"><text:span text:style-name="T17">A</text:span><text:span text:style-name="T13">ll data channels operate by sending / receiving UDP packets to / from these ports. </text:span><text:span text:style-name="T23">DHCP and </text:span><text:span text:style-name="T13">TCP </text:span><text:span text:style-name="T23">are </text:span><text:span text:style-name="T13">not currently supported.</text:span></text:p>
      <text:p text:style-name="P70"/>
      <text:p text:style-name="P25"><text:span text:style-name="T20">A</text:span><text:span text:style-name="T13"> channel multiplexer </text:span><text:span text:style-name="T20">in the Spartan-6 separates the streams and </text:span><text:span text:style-name="T13">records the source </text:span><text:span text:style-name="T18">UDP </text:span><text:span text:style-name="T13">port and </text:span><text:span text:style-name="T18">source </text:span><text:span text:style-name="T13">IP for each </text:span><text:span text:style-name="T18">channel </text:span><text:span text:style-name="T13">separately, and sends subsequent responses to that target after receiving each request. Therefore, </text:span><text:span text:style-name="T60">each individual channel can can have an independent master, but a single channel must only </text:span><text:span text:style-name="T62">have </text:span><text:span text:style-name="T61">one</text:span><text:span text:style-name="T60">.</text:span><text:span text:style-name="T13"> The architecture is designed so </text:span><text:span text:style-name="T20">that </text:span><text:span text:style-name="T13">most </text:span><text:span text:style-name="T20">single-packet </text:span><text:span text:style-name="T13">transactions are atomic. </text:span><text:span text:style-name="T39">Therefore</text:span><text:span text:style-name="T13"> a </text:span><text:span text:style-name="T33">board</text:span><text:span text:style-name="T13"> is recoverable even in the event two masters collide.</text:span></text:p>
      <text:p text:style-name="P70"/>
      <text:p text:style-name="P25"><text:soft-page-break/><text:span text:style-name="T13">Keeping the channels separate allows </text:span><text:span text:style-name="T18">one to </text:span><text:span text:style-name="T49">for example</text:span><text:span text:style-name="T18"> run a Xilinx Chipscope interface to the Kintex-7 on </text:span><text:span text:style-name="T21">port</text:span><text:span text:style-name="T18"> 5000</text:span><text:span text:style-name="T39">2</text:span><text:span text:style-name="T18"> using the included Xilinx Virtual Cable interface </text:span><text:span text:style-name="T21">script</text:span><text:span text:style-name="T18">, while operating the board normally using the other channels.</text:span></text:p>
      <text:p text:style-name="P77"/>
      <text:p text:style-name="P38"><text:span text:style-name="T18">T</text:span><text:span text:style-name="T13">he PROM / JTAG interface </text:span><text:span text:style-name="T41">is stable, and is </text:span><text:span text:style-name="T13">forward and backward compatible with past and future Spartan-6 firmwares.</text:span></text:p>
      <text:p text:style-name="P165"/>
      <text:p text:style-name="P116"><text:span text:style-name="T80">To conserve power, serial link channels can be turned on and off depending on the application </text:span><text:span text:style-name="T86">by changing </text:span><text:span text:style-name="T80">the Spartan-6 configuration </text:span><text:span text:style-name="T87">settings</text:span><text:span text:style-name="T80">.</text:span></text:p>
      <text:p text:style-name="P20"/>
      <text:p text:style-name="P20"><text:span text:style-name="T167">1.5 - Board </text:span>LEDs</text:p>
      <text:p text:style-name="P56"/>
      <text:p text:style-name="P85">The board has six standard LEDs. <text:span text:style-name="T279">Two </text:span>are located near the ZIF sockets near the top of the board and are connected to the Kintex-7. The other four are connected to the Spartan-6 and are located at the four corners of the board. <text:span text:style-name="T279">The Kintex-7 LEDs emit orange light, and the Spartan-6 LEDs are tri-color and can therefore produce colors across the visible spectrum.</text:span></text:p>
      <text:p text:style-name="P57"/>
      <text:p text:style-name="P185">1.<text:span text:style-name="T180">5</text:span>.1 <text:span text:style-name="T179">Kintex-7 </text:span>LED Interpretation</text:p>
      <text:p text:style-name="P60"/>
      <text:p text:style-name="P74"><text:span text:style-name="T82">K</text:span><text:span text:style-name="T80">intex-7 LED usage </text:span><text:span text:style-name="T83">is application-specific. </text:span><text:span text:style-name="T89">They emit orange light.</text:span></text:p>
      <text:p text:style-name="P57"/>
      <text:p text:style-name="P183">1.<text:span text:style-name="T180">5</text:span>.<text:span text:style-name="T179">2</text:span> Spartan-6 Bootloader LED Interpretation</text:p>
      <text:p text:style-name="P162"/>
      <text:p text:style-name="P60">The default interpretation of the Spartan-6 LEDs is shown below. <text:span text:style-name="T279">I</text:span>t is possible to transfer control of these LEDs to the Kintex-7 FPGA using a virtual communication channel, as described later in this document.</text:p>
      <text:p text:style-name="P57"/>
      <text:p text:style-name="P128"><text:span text:style-name="T167">Top-left (by headphone socket):</text:span> </text:p>
      <text:p text:style-name="P56"/>
      <text:p text:style-name="P59"><text:span text:style-name="T110">R</text:span><text:span text:style-name="T109">ed</text:span>: PROM configuration checksum <text:span text:style-name="T178">failure -</text:span> using <text:span text:style-name="T224">default network settings</text:span>.</text:p>
      <text:p text:style-name="P59"><text:span text:style-name="T112">B</text:span><text:span text:style-name="T111">lue</text:span>: <text:span text:style-name="T168">Recovery mode -</text:span> using default <text:span text:style-name="T287">network settings.</text:span></text:p>
      <text:p text:style-name="P59"><text:span text:style-name="T115">G</text:span><text:span text:style-name="T114">reen</text:span>: PROM configuration <text:span text:style-name="T223">checksum pass -</text:span> using PROM <text:span text:style-name="T287">network </text:span>settings.</text:p>
      <text:p text:style-name="P56"/>
      <text:p text:style-name="P115"><text:span text:style-name="T94">NOTE:</text:span> Depending on whether the recovery mode button was depressed during firmware load or afterwards, the firmware settings will either be the defaults or those stored in the PROM (if valid).</text:p>
      <text:p text:style-name="P56"/>
      <text:p text:style-name="P128"><text:span text:style-name="T167">Bottom-left (by ethernet socket):</text:span> </text:p>
      <text:p text:style-name="P56"/>
      <text:p text:style-name="P59"><text:span text:style-name="T286">Flashing red</text:span>: Spartan-6 <text:span text:style-name="T234">programmed</text:span>.</text:p>
      <text:p text:style-name="P59"><text:span text:style-name="T113">B</text:span><text:span text:style-name="T111">lue</text:span>: UDP <text:span text:style-name="T162">e</text:span>thernet transaction in progress.</text:p>
      <text:p text:style-name="P56"/>
      <text:p text:style-name="P130">Top-right (by top FMC):</text:p>
      <text:p text:style-name="P56"/>
      <text:p text:style-name="P83"><text:span text:style-name="T262">P</text:span><text:span text:style-name="T261">ink</text:span><text:span text:style-name="T260">: Indicates bootloader firmware</text:span>.</text:p>
      <text:p text:style-name="P56"/>
      <text:p text:style-name="P130">Bottom-right (by bottom FMC):</text:p>
      <text:p text:style-name="P128"/>
      <text:p text:style-name="P84"><text:span text:style-name="T262">Pi</text:span><text:span text:style-name="T261">nk</text:span><text:span text:style-name="T260">: Indicates bootloader firmware</text:span>.</text:p>
      <text:p text:style-name="P64"/>
      <text:p text:style-name="P64"/>
      <text:p text:style-name="P64"><text:soft-page-break/></text:p>
      <text:p text:style-name="P64"/>
      <text:p text:style-name="P184">1.<text:span text:style-name="T180">5</text:span>.<text:span text:style-name="T168">2</text:span> Spartan-6 <text:span text:style-name="T168">Runtime </text:span>LED Interpretation</text:p>
      <text:p text:style-name="P59"/>
      <text:p text:style-name="P129"><text:span text:style-name="T167">Top-left (by headphone connector):</text:span> </text:p>
      <text:p text:style-name="P59"/>
      <text:p text:style-name="P62"><text:span text:style-name="T110">R</text:span><text:span text:style-name="T109">ed</text:span>: PROM configuration checksum <text:span text:style-name="T178">failure - </text:span>using default <text:span text:style-name="T224">firmware and default network settings</text:span>.</text:p>
      <text:p text:style-name="P62"><text:span text:style-name="T115">G</text:span><text:span text:style-name="T114">reen</text:span>: PROM configuration <text:span text:style-name="T223">checksum pass -</text:span> using PROM settings.</text:p>
      <text:p text:style-name="P62"/>
      <text:p text:style-name="P129"><text:span text:style-name="T167">Bottom-left (by ethernet connector):</text:span> </text:p>
      <text:p text:style-name="P59"/>
      <text:p text:style-name="P59"><text:span text:style-name="T115">Flashing g</text:span><text:span text:style-name="T114">reen</text:span>: Spartan-6 <text:span text:style-name="T235">programmed</text:span>.</text:p>
      <text:p text:style-name="P59"><text:span text:style-name="T112">Flashing b</text:span><text:span text:style-name="T111">lue</text:span>: UDP <text:span text:style-name="T162">e</text:span>thernet transaction in progress.</text:p>
      <text:p text:style-name="P130"/>
      <text:p text:style-name="P130">Top-right (by top FMC):</text:p>
      <text:p text:style-name="P59"/>
      <text:p text:style-name="P105">Unused.</text:p>
      <text:p text:style-name="P105"/>
      <text:p text:style-name="P130">Bottom-right (by bottom FMC):</text:p>
      <text:p text:style-name="P129"/>
      <text:p text:style-name="P105">Unused.</text:p>
      <text:p text:style-name="P209"/>
      <text:p text:style-name="P30">1.6 - High-Performance Clocking</text:p>
      <text:p text:style-name="P47"/>
      <text:p text:style-name="P12"><text:span text:style-name="T13">There are four different high-performance clock</text:span><text:span text:style-name="T42"> sources</text:span><text:span text:style-name="T13"> on the </text:span><text:span text:style-name="T33">board</text:span><text:span text:style-name="T13">. </text:span><text:span text:style-name="T14">These clocks are solely for the purpose of driving the serial links on the Kintex-7 and Spartan</text:span><text:span text:style-name="T29">-</text:span><text:span text:style-name="T14">6.</text:span><text:span text:style-name="T13"> </text:span><text:span text:style-name="T21">Usage of an appropriate source</text:span><text:span text:style-name="T13"> depends on a user's application. </text:span><text:span text:style-name="T14">The four </text:span><text:span text:style-name="T21">sources</text:span><text:span text:style-name="T13"> are:</text:span></text:p>
      <text:p text:style-name="P47"/>
      <text:p text:style-name="P12"><text:span text:style-name="T12">Local oscillator (SiTime MEMS oscillator): </text:span><text:span text:style-name="T13">This can be populated by either a SIT912X one-time programmable oscillator (+3.3V, LVDS), or a SiTime DCXO. The Spartan-6 and Kintex-7 each have a separate </text:span><text:span text:style-name="T21">oscillator </text:span><text:span text:style-name="T13">site </text:span><text:span text:style-name="T25">which is by default fitted with a 125MHz SIT9121 </text:span><text:span text:style-name="T52">(alternative values can be fitted on request).</text:span></text:p>
      <text:p text:style-name="P47"/>
      <text:p text:style-name="P47">Pros: <text:span text:style-name="T116">Easy</text:span> to use, low power.</text:p>
      <text:p text:style-name="P47">Cons: <text:span text:style-name="T116">F</text:span>requency <text:span text:style-name="T280">is one-time programmable</text:span>.</text:p>
      <text:p text:style-name="P47"/>
      <text:p text:style-name="P16"><text:span text:style-name="T12">External clock: </text:span><text:span text:style-name="T13">A </text:span><text:span text:style-name="T25">dedicated</text:span><text:span text:style-name="T13"> </text:span><text:span text:style-name="T25">50-ohm RF </text:span><text:span text:style-name="T13">clock can be provided </text:span><text:span text:style-name="T25">directly to the Kintex-7 </text:span><text:span text:style-name="T13">via </text:span><text:span text:style-name="T25">a U.FL connector.</text:span></text:p>
      <text:p text:style-name="P51"/>
      <text:p text:style-name="P47">Pros: Simple to use, useful for test and characterization, can be used to synchronize to <text:span text:style-name="T116">a global </text:span>system clock.</text:p>
      <text:p text:style-name="P47">Cons: Requires <text:span text:style-name="T116">a </text:span>high-quality reference to be provided off-board.</text:p>
      <text:p text:style-name="P50"/>
      <text:p text:style-name="P13"><text:span text:style-name="T53">SI57X programmable oscillator</text:span><text:span text:style-name="T54">s</text:span><text:span text:style-name="T53"> / VCXO</text:span><text:span text:style-name="T12">: </text:span><text:span text:style-name="T14">Th</text:span><text:span text:style-name="T25">ese</text:span><text:span text:style-name="T14"> generate programmable </text:span><text:span text:style-name="T21">frequency</text:span><text:span text:style-name="T14"> reference</text:span><text:span text:style-name="T25">s which can also be manipulated dynamically over I</text:span><text:span text:style-name="T118">2</text:span><text:span text:style-name="T134">C at up to 10</text:span><text:span text:style-name="T138">k</text:span><text:span text:style-name="T134">Hz for frequency tracking applications.</text:span><text:span text:style-name="T14"> </text:span><text:span text:style-name="T25">They are </text:span><text:span text:style-name="T14">configured over I</text:span><text:span text:style-name="T118">2</text:span><text:span text:style-name="T14">C </text:span><text:span text:style-name="T25">via the Spartan-6</text:span><text:span text:style-name="T14">. The </text:span><text:span text:style-name="T25">initial settings </text:span><text:span text:style-name="T14">are part of the Spartan-6 configuration data </text:span><text:span text:style-name="T21">and </text:span><text:span text:style-name="T25">the devices </text:span><text:span text:style-name="T21">can be automatically </text:span><text:span text:style-name="T44">enabled </text:span><text:span text:style-name="T21">at </text:span><text:span text:style-name="T25">startup</text:span><text:span text:style-name="T14">.</text:span></text:p>
      <text:p text:style-name="P47"/>
      <text:p text:style-name="P12"><text:span text:style-name="T13">Pros: </text:span><text:span text:style-name="T14">Programmable frequency, can be used to track a reference.</text:span></text:p>
      <text:p text:style-name="P12"><text:span text:style-name="T13">Cons: </text:span><text:span text:style-name="T43">Relatively c</text:span><text:span text:style-name="T14">omplex to configure </text:span><text:span text:style-name="T52">and operate</text:span><text:span text:style-name="T14">.</text:span></text:p>
      <text:p text:style-name="P50"><text:soft-page-break/></text:p>
      <text:p text:style-name="P31">1.7 – Board Health Monitoring</text:p>
      <text:p text:style-name="P52"/>
      <text:p text:style-name="P100">The QF<text:span text:style-name="T117">2</text:span><text:span text:style-name="T130">-pre provides many options for monitoring the board health of the system. It monitors all the supply voltages on the board, and the current consumption of all the primary switching regulators. It also has an ATX fan header </text:span><text:span text:style-name="T142">which is capable of </text:span><text:span text:style-name="T141">PWM modulation</text:span><text:span text:style-name="T159"> and fan speed (tachometer) measurement</text:span><text:span text:style-name="T130">. The humidity sensor can be used to detect the presence of water in the electronics environment from e.g. a faulty cooling system. </text:span><text:span text:style-name="T144">Barometric pressure sensing, tri-axis magnetic field sensing and a 9-axis IMU are also included. Volatile chemical sensing is intended to be introduced as well once the appropriate part become available.</text:span></text:p>
      <text:p text:style-name="P201"/>
      <text:p text:style-name="P100"><text:span text:style-name="T130">All the </text:span><text:span text:style-name="T155">available board monitoring devices are polled </text:span><text:span text:style-name="T130">by the Spartan-6 (</text:span><text:span text:style-name="T156">in </text:span><text:span text:style-name="T130">both bootloader and runtime </text:span><text:span text:style-name="T156">firmwares</text:span><text:span text:style-name="T130">) at five second intervals. This interval cannot be changed by the user and represents a compromise between responding to events promptly and excessive polling of the system I</text:span><text:span text:style-name="T117">2</text:span><text:span text:style-name="T130">C bus.</text:span></text:p>
      <text:p text:style-name="P201"/>
      <text:p text:style-name="P202">The <text:span text:style-name="T225">monitoring data</text:span> can be read back from the Spartan-6 configuration space, <text:span text:style-name="T176">and can also be forwarded to the Kintex-7 FPGA over its own virtual communication channel should the user want direct </text:span><text:span text:style-name="T177">access to it</text:span><text:span text:style-name="T176"> in their application firmware</text:span>.</text:p>
      <text:p text:style-name="P206"/>
      <text:p text:style-name="P31">1.8 – Over Temperature Shutdown</text:p>
      <text:p text:style-name="P52"/>
      <text:p text:style-name="P100">In order to protect the hardware from excessive temperatures (and in particular the Kintex-7 FPGA), the Spartan-6 runtime firmware features an always-on over-temperature shutdown feature <text:span text:style-name="T202">which cannot be disabled. The Spartan-6 will turn off all the main power regulators on the board if the temperature of the Kintex-7 FPGA exceeds a programmable threshold (the default is 48C). There is a separate threshold for the board temperature (the default is 48C).</text:span></text:p>
      <text:p text:style-name="P100"/>
      <text:p text:style-name="P100">In addition to this, it is <text:span text:style-name="T66">highly recommended</text:span><text:span text:style-name="T80"> </text:span><text:span text:style-name="T85">t</text:span><text:span text:style-name="T80">hat the internal over</text:span><text:span text:style-name="T84">-temperature shutdown feature of the Kintex-7 FPGA is enabled </text:span><text:span text:style-name="T85">to provide an extra layer of safety.</text:span></text:p>
      <text:p text:style-name="P172"/>
      <text:p text:style-name="P120"><text:span text:style-name="T97">NOTE:</text:span><text:span text:style-name="T90"> </text:span><text:span text:style-name="T84">T</text:span><text:span text:style-name="T80">he example application firmware for the Kintex-7 </text:span><text:span text:style-name="T88">also </text:span><text:span text:style-name="T80">demonstrates emergency shutdown notification from the Kintex-7 to the Spartan-6.</text:span></text:p>
      <text:p text:style-name="P173"/>
      <text:p text:style-name="P178"><text:span text:style-name="T191">NOTE:</text:span><text:span text:style-name="T281"> The Spartan-6 can be configured to also shut down main power on other monitoring events, such as out-of-bounds supply voltages, or excessive shaking.</text:span></text:p>
      <text:p text:style-name="P178"/>
      <text:p text:style-name="P45"><text:span text:style-name="T263">1.9</text:span> – <text:span text:style-name="T175">Diagnostic Audio Output</text:span></text:p>
      <text:p text:style-name="P127"/>
      <text:p text:style-name="P118">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18"/>
      <text:p text:style-name="P117">Currently, the audio output provides information on the current IP and MAC address of the board. This feature set will be expanded at a later date.</text:p>
      <text:p text:style-name="P44"/>
      <text:p text:style-name="P26"><text:span text:style-name="T263">1.10 – FMC and QSFP I</text:span><text:span text:style-name="T121">2</text:span><text:span text:style-name="T143">C Access</text:span></text:p>
      <text:p text:style-name="P54"/>
      <text:p text:style-name="P101"><text:span text:style-name="T130">The I</text:span><text:span text:style-name="T117">2</text:span><text:span text:style-name="T130">C interfaces </text:span><text:span text:style-name="T144">for the FMC sites and QSFPs </text:span><text:span text:style-name="T130">are </text:span><text:span text:style-name="T144">shared with the system I</text:span><text:span text:style-name="T122">2</text:span><text:span text:style-name="T144">C bus via a </text:span><text:soft-page-break/><text:span text:style-name="T144">multiplexer. There are two ways they </text:span><text:span text:style-name="T145">can be accessed:</text:span></text:p>
      <text:p text:style-name="P203"/>
      <text:list xml:id="list1853129665" text:style-name="L3">
        <text:list-item>
          <text:p text:style-name="P217"><text:span text:style-name="T130">A diagnostic interface in the Spartan-6 </text:span><text:span text:style-name="T147">which is accessible using the example Python code below.</text:span></text:p>
        </text:list-item>
        <text:list-item>
          <text:p text:style-name="P232">A control channel which can be enabled in the Spartan-6 settings, which allows the Kintex-7 to directly drive those interfaces.</text:p>
        </text:list-item>
      </text:list>
      <text:p text:style-name="P204"/>
      <text:p text:style-name="P207"><text:span text:style-name="T98">NOTE: </text:span><text:span text:style-name="T92">FMC and </text:span><text:span text:style-name="T91">QSFP access from the Kintex-7 is demonstrated in the </text:span>example Kintex-7 firmware.</text:p>
      <text:p text:style-name="P119"/>
      <text:p text:style-name="P186"/>
      <text:p text:style-name="P212">2.0 – Usage</text:p>
      <text:p text:style-name="P133"/>
      <text:p text:style-name="P33">2.<text:span text:style-name="T180">1</text:span> – <text:span text:style-name="T180">Turning the Board on for the First Time</text:span></text:p>
      <text:p text:style-name="P97"/>
      <text:p text:style-name="P93">If you are receiving a <text:span text:style-name="T236">new </text:span>board, you should <text:span text:style-name="T236">find that the </text:span>PROM <text:span text:style-name="T236">is </text:span>already <text:span text:style-name="T226">programmed with firmware and settings that match the firmware defaults</text:span>.</text:p>
      <text:p text:style-name="P93"/>
      <text:p text:style-name="P93"><text:span text:style-name="T227">To begin with one should </text:span>apply power to the board either using a supply jack (center positive) or the header terminals.</text:p>
      <text:p text:style-name="P92"/>
      <text:p text:style-name="P98">Once power is applied, the board LEDs should flash orange by the Ethernet connector (indicating the bootloader is running on the Spartan-6) and the LED by the headphone jack should be green, indicating the board is using the PROM configuration settings. <text:span text:style-name="T258">Other behaviors can happen if the board has already been user-configured, so if you see something else, consult the LED section.</text:span></text:p>
      <text:p text:style-name="P92"/>
      <text:p text:style-name="P34"><text:span text:style-name="T30">The board should be connected to a network-capable computer with a static IPv4 address in the </text:span><text:span text:style-name="T65">192.168.1.X</text:span><text:span text:style-name="T74"> subnet, </text:span><text:span text:style-name="T65">initially via the copper interface as the optical interface is disabled by default</text:span><text:span text:style-name="T74">. </text:span><text:span text:style-name="T73">Communicating</text:span><text:span text:style-name="T26"> with the board over Ethernet </text:span><text:span text:style-name="T13">involves targeting the IP address </text:span><text:span text:style-name="T63">192.168.1.127</text:span><text:span text:style-name="T72">. The board’s MAC address is set to </text:span><text:span text:style-name="T63">AA:BB:CC:DD:EE:FF</text:span><text:span text:style-name="T72"> by default. </text:span><text:span text:style-name="T73">A simple test would be to ping the board using that IP to ensure communication is established before using other scripts / tools.</text:span></text:p>
      <text:p text:style-name="P92"/>
      <text:p text:style-name="P34"><text:span text:style-name="T12">NOTE: </text:span><text:span text:style-name="T13">It is recommended that a </text:span><text:span text:style-name="T63">minimum</text:span><text:span text:style-name="T72"> of a 15W </text:span><text:span text:style-name="T74">power </text:span><text:span text:style-name="T72">supply is used, as the use of all the board features (in particular the serial links and QSFPs) will demand too much from lesser supplies and may create undesired / </text:span><text:span text:style-name="T74">unexpected </text:span><text:span text:style-name="T72">behavior. The </text:span><text:span text:style-name="T74">supply </text:span><text:span text:style-name="T72">voltage is </text:span><text:span text:style-name="T74">user-</text:span><text:span text:style-name="T75">defined</text:span><text:span text:style-name="T74"> </text:span><text:span text:style-name="T72">between +6V and +14.5V, but be aware that the FMC standard expects a +12V rail, so the user should check that any FMCs are compatible with non-standard voltages before use. Lower supply voltages will increase the overall efficiency of the board power system and lower overall heat dissipation.</text:span></text:p>
      <text:p text:style-name="P21"/>
      <text:p text:style-name="P32">2.<text:span text:style-name="T181">2</text:span> – Recovery Mode</text:p>
      <text:p text:style-name="P97"/>
      <text:p text:style-name="P24"><text:span text:style-name="T27">T</text:span><text:span text:style-name="T13">here are </text:span><text:span text:style-name="T27">two </text:span><text:span text:style-name="T13">ways </text:span><text:span text:style-name="T47">a </text:span><text:span text:style-name="T135">board</text:span><text:span text:style-name="T136"> </text:span><text:span text:style-name="T139">will definitely start up </text:span><text:span text:style-name="T135">with </text:span><text:span text:style-name="T140">all </text:span><text:span text:style-name="T27">default </text:span><text:span text:style-name="T26">settings</text:span><text:span text:style-name="T13">:</text:span></text:p>
      <text:p text:style-name="P69"/>
      <text:list xml:id="list3167609204" text:style-name="L4">
        <text:list-item>
          <text:p text:style-name="P229"><text:span text:style-name="T27">If the PROM settings are corrupted or not set </text:span><text:span text:style-name="T13">the </text:span><text:span text:style-name="T27">bootloader will fail to detect </text:span><text:span text:style-name="T17">a valid </text:span><text:span text:style-name="T27">checksum </text:span><text:span text:style-name="T17">(verified using </text:span><text:span text:style-name="T31">the </text:span><text:span text:style-name="T17">Fletcher-16 </text:span><text:span text:style-name="T31">algorithm</text:span><text:span text:style-name="T17">) </text:span><text:span text:style-name="T31">and will</text:span><text:span text:style-name="T46"> </text:span><text:span text:style-name="T31">us</text:span><text:span text:style-name="T50">e </text:span><text:span text:style-name="T31">its default settings </text:span><text:span text:style-name="T50">instead</text:span><text:span text:style-name="T31">.</text:span></text:p>
        </text:list-item>
        <text:list-item>
          <text:p text:style-name="P218">The user <text:span text:style-name="T293">presses</text:span> the recovery button <text:span text:style-name="T293">down just before the end of the initial 3s reset cycle (before the LED by the Ethernet is flashing), then releases it immediately afterwards (holding it for longer will trigger a firmware reboot)</text:span>.</text:p>
        </text:list-item>
      </text:list>
      <text:p text:style-name="P113"/>
      <text:p text:style-name="P35"><text:span text:style-name="T13">There are </text:span><text:span text:style-name="T28">several </text:span><text:span text:style-name="T13">ways </text:span><text:span text:style-name="T31">of </text:span><text:span text:style-name="T13">us</text:span><text:span text:style-name="T31">ing the </text:span><text:span text:style-name="T13">recovery </text:span><text:span text:style-name="T48">button</text:span><text:span text:style-name="T13">:</text:span></text:p>
      <text:p text:style-name="P99"/>
      <text:list xml:id="list3089672254" text:style-name="L5">
        <text:list-item>
          <text:p text:style-name="P219"><text:span text:style-name="T94">Holding the button down before and </text:span><text:span text:style-name="T95">during power-up</text:span><text:span text:style-name="T94">:</text:span> <text:span text:style-name="T193">This will load the bootloader firmware and </text:span>force the Spartan-6 bootloader to use its default settings, which will prevent it from automatically launching the runtime firmware. <text:span text:style-name="T237">It will also</text:span> reset the IP address to 192.168.1.127 <text:span text:style-name="T193">and MAC address to AA:BB:CC:DD:EE:FF.</text:span></text:p>
        </text:list-item>
      </text:list>
      <text:p text:style-name="P95"/>
      <text:list xml:id="list114537760912522" text:continue-numbering="true" text:style-name="L5">
        <text:list-item>
          <text:p text:style-name="P220"><text:span text:style-name="T187">Dep</text:span><text:span text:style-name="T183">ressing </text:span><text:span text:style-name="T187">for fewer than approximately three seconds, then releasing </text:span><text:span text:style-name="T183">the recovery button</text:span><text:span text:style-name="T184">:</text:span> <text:span text:style-name="T228">This will alternate between using the PROM network settings and the firmware defaults while the bootloader firmware is running.</text:span></text:p>
        </text:list-item>
      </text:list>
      <text:p text:style-name="P96"/>
      <text:list xml:id="list114538348565922" text:continue-numbering="true" text:style-name="L5">
        <text:list-item>
          <text:p text:style-name="P219"><text:soft-page-break/><text:span text:style-name="T187">Dep</text:span><text:span text:style-name="T183">ressing </text:span><text:span text:style-name="T187">for more than approximately three seconds, then releasing </text:span><text:span text:style-name="T183">the recovery button</text:span><text:span text:style-name="T184">:</text:span> <text:span text:style-name="T228">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5"/>
      <text:p text:style-name="P94"><text:span text:style-name="T185">NOTE:</text:span><text:span text:style-name="T194"> Depressing the recovery button while the bootloader firmware is in its initial reset cycle stops the bootloader firmware from automatically transitioning back to the </text:span>runtime firmware.</text:p>
      <text:p text:style-name="P94"/>
      <text:p text:style-name="P102"><text:span text:style-name="T185">NOTE: </text:span><text:span text:style-name="T238">T</text:span>he Ethernet connections will drop out for several seconds <text:span text:style-name="T229">whenever the Spartan-6 is reloaded</text:span>.</text:p>
      <text:p text:style-name="P94"/>
      <text:p text:style-name="P94"><text:span text:style-name="T185">NOTE:</text:span><text:span text:style-name="T194"> </text:span>It is <text:span text:style-name="T239">easy </text:span>to check which mode the board is in by inspecting the LEDs.</text:p>
      <text:p text:style-name="P126"/>
      <text:p text:style-name="P39">2.<text:span text:style-name="T263">3</text:span> – Spartan-6 <text:span text:style-name="T230">Board Identification</text:span></text:p>
      <text:p text:style-name="P63"/>
      <text:p text:style-name="P108">Communication with port 50000 can be used to identify information about the firmware running in the board. <text:span text:style-name="T245">It can also be used to trigger a Spartan-6 firmware reload.</text:span></text:p>
      <text:p text:style-name="P108"/>
      <text:p text:style-name="P109"><text:span text:style-name="T243">The interface is used by </text:span>send<text:span text:style-name="T243">ing </text:span>a single byte message to the port, <text:span text:style-name="T244">with the following meanings:</text:span></text:p>
      <text:p text:style-name="P109"/>
      <text:p text:style-name="P109"><text:span text:style-name="T96">0x0</text:span><text:span text:style-name="T94">1:</text:span> <text:span text:style-name="T244">R</text:span>estart the Spartan-6 <text:span text:style-name="T244">using the bootloader firmware.</text:span></text:p>
      <text:p text:style-name="P109"><text:span text:style-name="T188">0x81:</text:span><text:span text:style-name="T244"> Restart the Spartan-6 using the runtime firmware.</text:span></text:p>
      <text:p text:style-name="P111"><text:span text:style-name="T192">Any other value</text:span><text:span text:style-name="T183">:</text:span> Query the board identification information.</text:p>
      <text:p text:style-name="P109"/>
      <text:p text:style-name="P111"><text:span text:style-name="T289">Sending any of the above values will produce </text:span>the following response packet:</text:p>
      <text:p text:style-name="P109"/>
      <text:p text:style-name="P106"><text:span text:style-name="T183">Byte 0:</text:span> <text:span text:style-name="T240">Identification format</text:span> (currently zero).</text:p>
      <text:p text:style-name="P106"><text:span text:style-name="T183">Byte 1:</text:span> Board identification <text:span text:style-name="T240">(1 == QF</text:span><text:span text:style-name="T125">2</text:span><text:span text:style-name="T157">-pre)</text:span>.</text:p>
      <text:p text:style-name="P106"><text:span text:style-name="T183">Byte 2:</text:span> <text:span text:style-name="T241">Active</text:span> Spartan-6 firmware (0 == bootloader, 1 == runtime).</text:p>
      <text:p text:style-name="P106"><text:span text:style-name="T183">Bytes 3 – 6:</text:span> Bootloader firmware build date.</text:p>
      <text:p text:style-name="P107"><text:span text:style-name="T183">Bytes </text:span><text:span text:style-name="T189">7</text:span><text:span text:style-name="T183"> – </text:span><text:span text:style-name="T189">38</text:span><text:span text:style-name="T183">:</text:span> Bootloader <text:span text:style-name="T241">firmware SHA256</text:span>.</text:p>
      <text:p text:style-name="P110"><text:span text:style-name="T183">Bytes 39 – 44:</text:span> Runtime firmware build date.</text:p>
      <text:p text:style-name="P107"><text:span text:style-name="T183">Bytes </text:span><text:span text:style-name="T189">45</text:span><text:span text:style-name="T183"> – </text:span><text:span text:style-name="T189">76</text:span><text:span text:style-name="T183">:</text:span> <text:span text:style-name="T242">Runtime</text:span> <text:span text:style-name="T241">firmware SHA256</text:span>.</text:p>
      <text:p text:style-name="P72"/>
      <text:p text:style-name="P39">2.<text:span text:style-name="T263">4</text:span> – Spartan-6 Configuration</text:p>
      <text:p text:style-name="P61"/>
      <text:p text:style-name="P71">The Spartan-6 configuration bus uses a simple 'write all registers + mask' <text:span text:style-name="T282">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71"/>
      <text:p text:style-name="P227"><text:span text:style-name="T8">T</text:span><text:span text:style-name="T1">he structure of the configuration interface varies between firmware revisions, </text:span><text:span text:style-name="T9">but standard registers are referenced in the python using a string-based identifier. They are described here:</text:span></text:p>
      <text:p text:style-name="P182"/>
      <text:p text:style-name="P182"/>
      <text:p text:style-name="P182"/>
      <text:p text:style-name="P182"/>
      <text:p text:style-name="P182"/>
      <text:p text:style-name="P132"><text:soft-page-break/>NOTE: <text:span text:style-name="T1">The register space stored in the PROM has the exact same format as the register space accessible via port 50001, with the addition of a network settings block which can only be changed by PROM configuratio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3"><text:span text:style-name="T264">3</text:span>.0 – <text:span text:style-name="T264">Software and Firmware</text:span></text:p>
      <text:p text:style-name="P18"/>
      <text:p text:style-name="P18"/>
      <text:p text:style-name="P42">3.1 – Getting the Latest Version</text:p>
      <text:p text:style-name="P67"/>
      <text:p text:style-name="P136"><text:span text:style-name="T56">Y</text:span><text:span text:style-name="T55">ou can</text:span><text:span text:style-name="T78"> </text:span><text:span text:style-name="T79">go here</text:span><text:span text:style-name="T77"> </text:span><text:span text:style-name="T78">to get the latest </text:span><text:span text:style-name="T79">tagged release of tools</text:span><text:span text:style-name="T78">, firmware and examples:</text:span></text:p>
      <text:p text:style-name="P177"/>
      <text:p text:style-name="P10"><text:a xlink:type="simple" xlink:href="https://gitlab.com/qf2-pre/users/tags" text:style-name="Internet_20_link" text:visited-style-name="Visited_20_Internet_20_Link">https://gitlab.com/qf2-pre/users/tags</text:a><text:span text:style-name="T76"><text:tab/></text:span></text:p>
      <text:p text:style-name="P180"/>
      <text:p text:style-name="P175">The latest release version can be downloaded as an archive.</text:p>
      <text:p text:style-name="P174"/>
      <text:p text:style-name="P37"><text:span text:style-name="T265">3.2</text:span> - <text:span text:style-name="T267">Python</text:span> <text:span text:style-name="T198">Tools</text:span></text:p>
      <text:p text:style-name="P65"/>
      <text:p text:style-name="P222">The <text:span text:style-name="T129">P</text:span>ython <text:span text:style-name="T267">tools </text:span>provide a <text:span text:style-name="T246">comprehensive </text:span>set of interface scripts for <text:span text:style-name="T247">programming and configuring and the board. They are provided as a package, and as such are executed in from the top level of the user project, as:</text:span></text:p>
      <text:p text:style-name="P222"/>
      <text:p text:style-name="P223">python -m qf2_python.scripts.[NAME_OF_SCRIPT]</text:p>
      <text:p text:style-name="P205"/>
      <text:p text:style-name="P234">Specific scripts are described below.</text:p>
      <text:p text:style-name="P205"/>
      <text:p text:style-name="P144"><text:span text:style-name="T248">store_</text:span>spartan_6_image</text:p>
      <text:p text:style-name="P148"/>
      <text:p text:style-name="P151"><text:span text:style-name="T248">Stores </text:span>a new Spartan-6 firmware image in the PROM. Also embeds an SHA256 hash of the bitstream and a storage and build date stamp after the bitstream itself. <text:span text:style-name="T274">The new image can be </text:span>activate<text:span text:style-name="T274">d</text:span> <text:span text:style-name="T274">by power cycling the board, using the recovery mode button, or a software reboot via port 50000.</text:span></text:p>
      <text:p text:style-name="P151"/>
      <text:p text:style-name="P151">Arguments:</text:p>
      <text:p text:style-name="P151"/>
      <text:p text:style-name="P151">-t [TARGET]: IP address of board to communicated with (default == 192.168.1.127).</text:p>
      <text:p text:style-name="P151">-b [BITFILE]: Name of bitfile to download into PROM.</text:p>
      <text:p text:style-name="P151">-<text:span text:style-name="T283">l: Unlock PROM space before write, and lock again afterwards (default == disabled).</text:span></text:p>
      <text:p text:style-name="P166">-r: Reboot the board automatically and verify restart after programming <text:span text:style-name="T249">(default == no reboot)</text:span>.</text:p>
      <text:p text:style-name="P166">-<text:span text:style-name="T249">X: Program the bootloader image (default == program the runtime image).</text:span></text:p>
      <text:p text:style-name="P166"/>
      <text:p text:style-name="P141"><text:span text:style-name="T80">NOTE:</text:span><text:span text:style-name="T99"> The hash of the bitstream is calculate</text:span><text:span text:style-name="T108">d</text:span><text:span text:style-name="T99"> from just the bitstream itself, </text:span><text:span text:style-name="T58">not</text:span><text:span text:style-name="T99"> the </text:span><text:span text:style-name="T105">entire bitfile</text:span><text:span text:style-name="T99">. </text:span><text:span text:style-name="T106">T</text:span><text:span text:style-name="T99">he</text:span><text:span text:style-name="T101">y</text:span><text:span text:style-name="T99"> </text:span><text:span text:style-name="T106">should not be assumed to be equal</text:span><text:span text:style-name="T99">.</text:span></text:p>
      <text:p text:style-name="P151"/>
      <text:p text:style-name="P146"><text:span text:style-name="T161">verify</text:span>_spartan_6_image</text:p>
      <text:p text:style-name="P149"/>
      <text:p text:style-name="P153"><text:span text:style-name="T161">Verifies the current </text:span>Spartan-6 firmware image in the PROM.</text:p>
      <text:p text:style-name="P153"/>
      <text:p text:style-name="P153">Arguments:</text:p>
      <text:p text:style-name="P153"/>
      <text:p text:style-name="P153">-t [TARGET]: IP address of board to communicated with (default == 192.168.1.127).</text:p>
      <text:p text:style-name="P153">-b [BITFILE]: Name of bitfile to <text:span text:style-name="T161">compare with PROM.</text:span></text:p>
      <text:p text:style-name="P169">-X: Verify the bootloader image (default <text:span text:style-name="T284">== v</text:span>erif<text:span text:style-name="T284">y</text:span> the runtime image).</text:p>
      <text:p text:style-name="P169"/>
      <text:p text:style-name="P169"><text:soft-page-break/></text:p>
      <text:p text:style-name="P169"/>
      <text:p text:style-name="P169"/>
      <text:p text:style-name="P169"/>
      <text:p text:style-name="P169"/>
      <text:p text:style-name="P147"><text:span text:style-name="T253">store</text:span>_<text:span text:style-name="T161">spartan_6_configuration</text:span></text:p>
      <text:p text:style-name="P150"/>
      <text:p text:style-name="P161"><text:span text:style-name="T254">Stores </text:span>a new non-volatile Spartan-6 configuration <text:span text:style-name="T268">in the PROM.</text:span></text:p>
      <text:p text:style-name="P154"/>
      <text:p text:style-name="P154">Arguments:</text:p>
      <text:p text:style-name="P154"/>
      <text:p text:style-name="P154">-t [TARGET]: IP address of board to communicated with (default == 192.168.1.127).</text:p>
      <text:p text:style-name="P154">-<text:span text:style-name="T161">i</text:span> [<text:span text:style-name="T161">IP]:</text:span> <text:span text:style-name="T161">New IP address for board (default == current value unless PROM is corrupt, in which case 192.168.1.127).</text:span></text:p>
      <text:p text:style-name="P154">-<text:span text:style-name="T161">m [MAC]: New MAC address for board (default == current value unless PROM is corrupt, in which case AA:BB:CC:DD:EE:FF).</text:span></text:p>
      <text:p text:style-name="P154">-<text:span text:style-name="T161">s [HASH]: SHA256 of Kintex-7 bitstream to load from PROM on boot (default == current value unless PROM is corrupt, in which case NULL).</text:span></text:p>
      <text:p text:style-name="P167">-<text:span text:style-name="T249">X: Store the bootloader configuration (default == store the runtime configuration).</text:span></text:p>
      <text:p text:style-name="P168">-r: Reboot the board automatically and verify restart after programming <text:span text:style-name="T249">(default == no reboot)</text:span>.</text:p>
      <text:p text:style-name="P156"/>
      <text:p text:style-name="P142"><text:span text:style-name="T80">NOTE:</text:span><text:span text:style-name="T99"> </text:span><text:span text:style-name="T102">The new settings will not take effect without a reboot.</text:span></text:p>
      <text:p text:style-name="P143"><text:span text:style-name="T80">NOTE:</text:span><text:span text:style-name="T99"> </text:span><text:span text:style-name="T103">If you use ‘-r’ </text:span><text:span text:style-name="T104">and </text:span><text:span text:style-name="T103">have changed the network settings, the restart verification </text:span><text:span text:style-name="T107">may</text:span><text:span text:style-name="T103"> fail </text:span><text:span text:style-name="T107">if you have e.g. changed the board to a different subnet</text:span><text:span text:style-name="T103">.</text:span></text:p>
      <text:p text:style-name="P157"/>
      <text:p text:style-name="P147"><text:span text:style-name="T161">verify</text:span>_spartan_6_<text:span text:style-name="T250">configuration</text:span></text:p>
      <text:p text:style-name="P149"/>
      <text:p text:style-name="P160">Downloads the current Spartan-6 configuration, verifies checksum, and displays current settings.</text:p>
      <text:p text:style-name="P160"/>
      <text:p text:style-name="P153">Arguments:</text:p>
      <text:p text:style-name="P153"/>
      <text:p text:style-name="P153">-t [TARGET]: IP address of board to communicated with (default == 192.168.1.127).</text:p>
      <text:p text:style-name="P153">-b [BITFILE]: Name of bitfile to <text:span text:style-name="T161">compare with PROM.</text:span></text:p>
      <text:p text:style-name="P170">-X: Verify the bootloader <text:span text:style-name="T251">configuration </text:span>(default <text:span text:style-name="T285">== </text:span>verif<text:span text:style-name="T285">y</text:span> the runtime <text:span text:style-name="T252">configuration</text:span>).</text:p>
      <text:p text:style-name="P155"/>
      <text:p text:style-name="P144">add_kintex_7_image</text:p>
      <text:p text:style-name="P148"/>
      <text:p text:style-name="P151">Programs a Kintex-7 image into the PROM. Adds <text:span text:style-name="T255">an </text:span>entry to the Kintex-7 image table after verification.</text:p>
      <text:p text:style-name="P151"/>
      <text:p text:style-name="P151">Arguments:</text:p>
      <text:p text:style-name="P151"/>
      <text:p text:style-name="P151">-t [TARGET]: IP address of board to communicated with (default == 192.168.1.127).</text:p>
      <text:p text:style-name="P151">-b [BITFILE]: Name of bitfile to download into PROM.</text:p>
      <text:p text:style-name="P151"/>
      <text:p text:style-name="P144">erase_kintex_7_image</text:p>
      <text:p text:style-name="P148"/>
      <text:p text:style-name="P151">Erases a Kintex-7 image from the PROM. It does this by removing the entry for the image from the image table.</text:p>
      <text:p text:style-name="P151"/>
      <text:p text:style-name="P151"><text:soft-page-break/>Arguments:</text:p>
      <text:p text:style-name="P151"/>
      <text:p text:style-name="P151">-t [TARGET]: IP address of board to communicated with (default == 192.168.1.127).</text:p>
      <text:p text:style-name="P151">-s [HASH]: SHA256 identifier hash for the bitstream.</text:p>
      <text:p text:style-name="P151"/>
      <text:p text:style-name="P144">erase_kintex_7_image_table</text:p>
      <text:p text:style-name="P148"/>
      <text:p text:style-name="P151">Erases the entire Kintex-7 image table.</text:p>
      <text:p text:style-name="P151"/>
      <text:p text:style-name="P151">Arguments:</text:p>
      <text:p text:style-name="P151"/>
      <text:p text:style-name="P151">-t [TARGET]: IP address of board to communicated with (default == 192.168.1.127).</text:p>
      <text:p text:style-name="P151"/>
      <text:p text:style-name="P144">list_kintex_7_images</text:p>
      <text:p text:style-name="P148"/>
      <text:p text:style-name="P151">Displays all the Kintex-7 images in the PROM.</text:p>
      <text:p text:style-name="P151"/>
      <text:p text:style-name="P151">Arguments:</text:p>
      <text:p text:style-name="P151"/>
      <text:p text:style-name="P151">-t [TARGET]: IP address of board to communicated with (default == 192.168.1.127).</text:p>
      <text:p text:style-name="P151"/>
      <text:p text:style-name="P144">program_<text:span text:style-name="T160">kintex_7</text:span></text:p>
      <text:p text:style-name="P148"/>
      <text:p text:style-name="P159">Streams a new Kintex-7 firmware into the FPGA over ethernet. Bypasses PROM.</text:p>
      <text:p text:style-name="P151"/>
      <text:p text:style-name="P151">Arguments:</text:p>
      <text:p text:style-name="P151"/>
      <text:p text:style-name="P151">-t [TARGET]: IP address of board to communicated with (default == 192.168.1.127).</text:p>
      <text:p text:style-name="P151">-b [BITFILE]: Name of bitfile to <text:span text:style-name="T160">load into Kintex-7 FPGA</text:span>.</text:p>
      <text:p text:style-name="P151"/>
      <text:p text:style-name="P146"><text:span text:style-name="T161">xilinx_virtual_cable</text:span></text:p>
      <text:p text:style-name="P149"/>
      <text:p text:style-name="P160">Implements a Xilinx Virtual Cable (XVC) interface that can be used by the Xilinx tools to interface with the Kintex-7 FPGA over ethernet without using a separate programming cable.</text:p>
      <text:p text:style-name="P160"/>
      <text:p text:style-name="P160">In Vivado, connection to this service can be done by running the following commands in the Vivado Hardware Manager Tcl console:</text:p>
      <text:p text:style-name="P160"/>
      <text:p text:style-name="P137">connect_hw_server</text:p>
      <text:p text:style-name="P137">open_hw_target -xvc_url 127.0.0.1:2542</text:p>
      <text:p text:style-name="P137"/>
      <text:p text:style-name="P137"><text:span text:style-name="T94">NOTE:</text:span> <text:span text:style-name="T80">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53"/>
      <text:p text:style-name="P160"><text:span text:style-name="T183">NOTE:</text:span> The other scripts listed here should not be used at the same time as this one.</text:p>
      <text:p text:style-name="P153"/>
      <text:p text:style-name="P153">Arguments:</text:p>
      <text:p text:style-name="P153"/>
      <text:p text:style-name="P153">-t [TARGET]: IP address of board to communicated with (default == 192.168.1.127).</text:p>
      <text:p text:style-name="P19"><text:soft-page-break/></text:p>
      <text:p text:style-name="P40"><text:span text:style-name="T266">3.3</text:span> – <text:span text:style-name="T270">Python </text:span>Examples</text:p>
      <text:p text:style-name="P66"/>
      <text:p text:style-name="P112">The examples in this section are capable of interrogating the firmware running in the board, and will adapt accordingly if compatible. If not, the <text:span text:style-name="T269">software </text:span>will throw an exception indicating an incompatible firmware.</text:p>
      <text:p text:style-name="P158"/>
      <text:p text:style-name="P144">read_fmc_prom</text:p>
      <text:p text:style-name="P144"/>
      <text:p text:style-name="P151">Example script demonstrating read / write of FMC PROMs over I<text:span text:style-name="T117">2</text:span><text:span text:style-name="T130">C.</text:span></text:p>
      <text:p text:style-name="P151"/>
      <text:p text:style-name="P151">Arguments:</text:p>
      <text:p text:style-name="P151"/>
      <text:p text:style-name="P151">-t [TARGET]: IP address of board to communicated with (default == 192.168.1.127).</text:p>
      <text:p text:style-name="P144"/>
      <text:p text:style-name="P144">read_<text:span text:style-name="T294">board_</text:span>monitors</text:p>
      <text:p text:style-name="P151"/>
      <text:p text:style-name="P191">Demonstrates reading the <text:span text:style-name="T200">board</text:span> monitors on the <text:span text:style-name="T199">board</text:span> in a continuous loop.</text:p>
      <text:p text:style-name="P190"/>
      <text:p text:style-name="P151">Arguments:</text:p>
      <text:p text:style-name="P151"/>
      <text:p text:style-name="P151">-t [TARGET]: IP address of board to communicated with (default == 192.168.1.127).</text:p>
      <text:p text:style-name="P151"/>
      <text:p text:style-name="P145"><text:span text:style-name="T160">udp_loopback_test</text:span></text:p>
      <text:p text:style-name="P152"/>
      <text:p text:style-name="P192">Sends packets to <text:span text:style-name="T201">the Spartan-6</text:span> UDP echo port and verifies the echo packet matches the one that was sent.</text:p>
      <text:p text:style-name="P192"/>
      <text:p text:style-name="P152">Arguments:</text:p>
      <text:p text:style-name="P152"/>
      <text:p text:style-name="P152">-t [TARGET]: IP address of board to communicated with (default == 192.168.1.127).</text:p>
      <text:p text:style-name="P152"/>
      <text:p text:style-name="P41"><text:span text:style-name="T266">3.4</text:span> – <text:span text:style-name="T271">Kintex-7 Firmware</text:span></text:p>
      <text:p text:style-name="P171"/>
      <text:p text:style-name="P171">Example firmware modules for the Kintex-7 are described below. They can be used as a starting point for application development, and are provided ‘as-is’ without any guarantee of behavior. <text:span text:style-name="T272">They are designed to be compatible with the latest version of the Spartan-6 runtime.</text:span></text:p>
      <text:p text:style-name="P214"><text:span text:style-name="T127">A</text:span><text:span text:style-name="T126">ppendix A – </text:span><text:span text:style-name="T128">Recovering a Corrupted Bootloader</text:span></text:p>
      <text:p text:style-name="P28"/>
      <text:p text:style-name="P104">In the rare event that the bootloader is corrupted and you cannot communicate with the Spartan-6, the board has a standard Xilinx JTAG connector that is directly connected to the FPGA. The procedure to recover is:</text:p>
      <text:p text:style-name="P104"/>
      <text:list xml:id="list2485325865" text:style-name="L6">
        <text:list-item>
          <text:p text:style-name="P221">Reprogram the Spartan-6 using the bootloader firmware image using a JTAG programming cable attached to the header on the board (near the Ethernet).</text:p>
        </text:list-item>
        <text:list-item>
          <text:p text:style-name="P221">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21">Use the Python tools to reload the bootloader image into the PROM and the corresponding bootloader network settings. It is recommended to also verify the runtime image and configuration are as expected.</text:p>
        </text:list-item>
      </text:list>
      <text:p text:style-name="P104"/>
      <text:p text:style-name="P131">NOTE:<text:span text:style-name="T1"> Do </text:span><text:span text:style-name="T68">NOT</text:span><text:span text:style-name="T99"> use the Xilinx tools to program the PROM. </text:span><text:span text:style-name="T71">T</text:span><text:span text:style-name="T68">hey </text:span><text:span text:style-name="T69">are extremely primitive, </text:span><text:span text:style-name="T70">do </text:span><text:span text:style-name="T68">not understand the data structure and </text:span><text:span text:style-name="T69">will</text:span><text:span text:style-name="T68"> cause further corruption</text:span><text:span text:style-name="T99">.</text:span></text:p>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2-07T11:45:36.101861189</dc:date>
    <meta:editing-duration>PT17H15M14S</meta:editing-duration>
    <meta:editing-cycles>362</meta:editing-cycles>
    <meta:generator>LibreOffice/5.4.2.2.0$Linux_X86_64 LibreOffice_project/40m0$Build-2</meta:generator>
    <meta:document-statistic meta:table-count="0" meta:image-count="0" meta:object-count="0" meta:page-count="19" meta:paragraph-count="287" meta:word-count="5079" meta:character-count="32063" meta:non-whitespace-character-count="27252"/>
  </office:meta>
</office:document-meta>
</file>